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1.939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peedup vs different scale factor" table:style-name="ta1">
        <table:shapes>
          <draw:frame draw:z-index="0" draw:style-name="gr1" svg:width="17.41cm" svg:height="9.004cm" svg:x="8.484cm" svg:y="3.18cm">
            <draw:object draw:notify-on-update-of-ranges="'speedup vs different scale factor'.A1:'speedup vs different scale factor'.A1 'speedup vs different scale factor'.A2:'speedup vs different scale factor'.A8 'speedup vs different scale factor'.B1:'speedup vs different scale factor'.B1 'speedup vs different scale factor'.B2:'speedup vs different scale factor'.B8 'speedup vs different scale factor'.C1:'speedup vs different scale factor'.C1 'speedup vs different scale factor'.C2:'speedup vs different scale factor'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INCREMENT</text:p>
          </table:table-cell>
          <table:table-cell office:value-type="string">
            <text:p>Iterations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26.111062">
            <text:p>26.111062</text:p>
          </table:table-cell>
          <table:table-cell office:value-type="float" office:value="28097">
            <text:p>28097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22.697662">
            <text:p>22.697662</text:p>
          </table:table-cell>
          <table:table-cell office:value-type="float" office:value="23221">
            <text:p>2322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.68259">
            <text:p>22.68259</text:p>
          </table:table-cell>
          <table:table-cell office:value-type="float" office:value="23708">
            <text:p>23708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20.50591">
            <text:p>20.50591</text:p>
          </table:table-cell>
          <table:table-cell office:value-type="float" office:value="21024">
            <text:p>21024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30.718869">
            <text:p>30.718869</text:p>
          </table:table-cell>
          <table:table-cell office:value-type="float" office:value="25313">
            <text:p>25313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8.737427">
            <text:p>38.737427</text:p>
          </table:table-cell>
          <table:table-cell office:value-type="float" office:value="31214">
            <text:p>31214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53.735729">
            <text:p>53.735729</text:p>
          </table:table-cell>
          <table:table-cell office:value-type="float" office:value="38039">
            <text:p>38039</text:p>
          </table:table-cell>
        </table:table-row>
      </table:table>
      <table:table table:name="Impact of error" table:style-name="ta1">
        <table:shapes>
          <draw:frame draw:z-index="0" draw:style-name="gr1" svg:width="15.999cm" svg:height="8.999cm" svg:x="3.863cm" svg:y="3.911cm">
            <draw:object draw:notify-on-update-of-ranges="'Impact of error'.A5:'Impact of error'.A11 'Impact of error'.B1:'Impact of error'.B1 'Impact of error'.C5:'Impact of error'.C11 'Impact of error'.D1:'Impact of error'.D1 'Impact of error'.E5:'Impact of error'.E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5.998cm" svg:height="8.997cm" svg:x="1.505cm" svg:y="6.148cm">
            <draw:object draw:notify-on-update-of-ranges="'Impact of error'.A5:'Impact of error'.A11 'Impact of error'.G1:'Impact of error'.G1 'Impact of error'.F5:'Impact of error'.F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5.997cm" svg:height="8.997cm" svg:x="17.175cm" svg:y="14.497cm">
            <draw:object draw:notify-on-update-of-ranges="'Impact of error'.E49:'Impact of error'.E49 'Impact of error'.E50:'Impact of error'.E56 'Impact of error'.F49:'Impact of error'.F49 'Impact of error'.F50:'Impact of error'.F56 'Impact of error'.G49:'Impact of error'.G49 'Impact of error'.G50:'Impact of error'.G56 'Impact of error'.H49:'Impact of error'.H49 'Impact of error'.H50:'Impact of error'.H5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increment</text:p>
          </table:table-cell>
          <table:table-cell/>
          <table:table-cell office:value-type="string">
            <text:p>baseline</text:p>
          </table:table-cell>
          <table:table-cell table:number-columns-repeated="2"/>
          <table:table-cell office:value-type="string">
            <text:p>speedup</text:p>
          </table:table-cell>
          <table:table-cell/>
        </table:table-row>
        <table:table-row table:style-name="ro1">
          <table:table-cell office:value-type="string">
            <text:p>epsilon</text:p>
          </table:table-cell>
          <table:table-cell office:value-type="string">
            <text:p>iterations</text:p>
          </table:table-cell>
          <table:table-cell office:value-type="string">
            <text:p>time</text:p>
          </table:table-cell>
          <table:table-cell office:value-type="string">
            <text:p>iterations</text:p>
          </table:table-cell>
          <table:table-cell office:value-type="string">
            <text:p>time</text:p>
          </table:table-cell>
          <table:table-cell office:value-type="string">
            <text:p>speedup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0.004615">
            <text:p>0.004615</text:p>
          </table:table-cell>
          <table:table-cell office:value-type="float" office:value="1">
            <text:p>1</text:p>
          </table:table-cell>
          <table:table-cell office:value-type="float" office:value="0.002424">
            <text:p>0.002424</text:p>
          </table:table-cell>
          <table:table-cell table:formula="of:=[.E3]/[.C3]" office:value-type="float" office:value="0.525243770314193">
            <text:p>0.5252437703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4">
            <text:p>14</text:p>
          </table:table-cell>
          <table:table-cell office:value-type="float" office:value="0.009197">
            <text:p>0.009197</text:p>
          </table:table-cell>
          <table:table-cell office:value-type="float" office:value="8">
            <text:p>8</text:p>
          </table:table-cell>
          <table:table-cell office:value-type="float" office:value="0.014903">
            <text:p>0.014903</text:p>
          </table:table-cell>
          <table:table-cell table:formula="of:=[.E4]/[.C4]" office:value-type="float" office:value="1.62041970207676">
            <text:p>1.620419702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0.10147">
            <text:p>0.10147</text:p>
          </table:table-cell>
          <table:table-cell office:value-type="float" office:value="769">
            <text:p>769</text:p>
          </table:table-cell>
          <table:table-cell office:value-type="float" office:value="1.3741">
            <text:p>1.3741</text:p>
          </table:table-cell>
          <table:table-cell table:formula="of:=[.E5]/[.C5]" office:value-type="float" office:value="13.5419335764265">
            <text:p>13.541933576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50">
            <text:p>3350</text:p>
          </table:table-cell>
          <table:table-cell office:value-type="float" office:value="3.31636">
            <text:p>3.31636</text:p>
          </table:table-cell>
          <table:table-cell office:value-type="float" office:value="25018">
            <text:p>25018</text:p>
          </table:table-cell>
          <table:table-cell office:value-type="float" office:value="44.688345">
            <text:p>44.688345</text:p>
          </table:table-cell>
          <table:table-cell table:formula="of:=[.E6]/[.C6]" office:value-type="float" office:value="13.4751188049548">
            <text:p>13.47511880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24">
            <text:p>21024</text:p>
          </table:table-cell>
          <table:table-cell office:value-type="float" office:value="22.209283">
            <text:p>22.209283</text:p>
          </table:table-cell>
          <table:table-cell office:value-type="float" office:value="67125">
            <text:p>67125</text:p>
          </table:table-cell>
          <table:table-cell office:value-type="float" office:value="120.125921">
            <text:p>120.125921</text:p>
          </table:table-cell>
          <table:table-cell table:formula="of:=[.E7]/[.C7]" office:value-type="float" office:value="5.40881580913711">
            <text:p>5.4088158091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67487">
            <text:p>67487</text:p>
          </table:table-cell>
          <table:table-cell office:value-type="float" office:value="75.813554">
            <text:p>75.813554</text:p>
          </table:table-cell>
          <table:table-cell office:value-type="float" office:value="109298">
            <text:p>109298</text:p>
          </table:table-cell>
          <table:table-cell office:value-type="float" office:value="195.590356">
            <text:p>195.590356</text:p>
          </table:table-cell>
          <table:table-cell table:formula="of:=[.E8]/[.C8]" office:value-type="float" office:value="2.57988638812527">
            <text:p>2.5798863881</text:p>
          </table:table-cell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32762">
            <text:p>132762</text:p>
          </table:table-cell>
          <table:table-cell office:value-type="float" office:value="161.1301">
            <text:p>161.1301</text:p>
          </table:table-cell>
          <table:table-cell office:value-type="float" office:value="151471">
            <text:p>151471</text:p>
          </table:table-cell>
          <table:table-cell office:value-type="float" office:value="271.104878">
            <text:p>271.104878</text:p>
          </table:table-cell>
          <table:table-cell table:formula="of:=[.E9]/[.C9]" office:value-type="float" office:value="1.68252162693376">
            <text:p>1.6825216269</text:p>
          </table:table-cell>
          <table:table-cell table:number-columns-repeated="2"/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201322">
            <text:p>201322</text:p>
          </table:table-cell>
          <table:table-cell office:value-type="float" office:value="244.40414">
            <text:p>244.40414</text:p>
          </table:table-cell>
          <table:table-cell office:value-type="float" office:value="193644">
            <text:p>193644</text:p>
          </table:table-cell>
          <table:table-cell office:value-type="float" office:value="346.420776">
            <text:p>346.420776</text:p>
          </table:table-cell>
          <table:table-cell table:formula="of:=[.E10]/[.C10]" office:value-type="float" office:value="1.41740960689127">
            <text:p>1.4174096069</text:p>
          </table:table-cell>
          <table:table-cell table:number-columns-repeated="2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270237">
            <text:p>270237</text:p>
          </table:table-cell>
          <table:table-cell office:value-type="float" office:value="332.807489">
            <text:p>332.807489</text:p>
          </table:table-cell>
          <table:table-cell office:value-type="float" office:value="235817">
            <text:p>235817</text:p>
          </table:table-cell>
          <table:table-cell office:value-type="float" office:value="421.176149">
            <text:p>421.176149</text:p>
          </table:table-cell>
          <table:table-cell table:formula="of:=[.E11]/[.C11]" office:value-type="float" office:value="1.26552485421985">
            <text:p>1.2655248542</text:p>
          </table:table-cell>
          <table:table-cell table:number-columns-repeated="2"/>
        </table:table-row>
        <table:table-row table:style-name="ro1" table:number-rows-repeated="21">
          <table:table-cell table:number-columns-repeated="8"/>
        </table:table-row>
        <table:table-row table:style-name="ro2" table:number-rows-repeated="1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psilon</text:p>
          </table:table-cell>
          <table:table-cell office:value-type="string">
            <text:p>factor</text:p>
          </table:table-cell>
          <table:table-cell office:value-type="string">
            <text:p>iteration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28097">
            <text:p>28097</text:p>
          </table:table-cell>
          <table:table-cell office:value-type="float" office:value="26.068598">
            <text:p>26.068598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23221">
            <text:p>23221</text:p>
          </table:table-cell>
          <table:table-cell office:value-type="float" office:value="22.744792">
            <text:p>22.74479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23708">
            <text:p>23708</text:p>
          </table:table-cell>
          <table:table-cell office:value-type="float" office:value="22.661015">
            <text:p>22.66101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21024">
            <text:p>21024</text:p>
          </table:table-cell>
          <table:table-cell office:value-type="float" office:value="20.455209">
            <text:p>20.455209</text:p>
          </table:table-cell>
          <table:table-cell/>
          <table:table-cell office:value-type="string">
            <text:p>Epsilon=1</text:p>
          </table:table-cell>
          <table:table-cell office:value-type="string">
            <text:p>Epsilon=0.1</text:p>
          </table:table-cell>
          <table:table-cell office:value-type="string">
            <text:p>Epsilon=0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25313">
            <text:p>25313</text:p>
          </table:table-cell>
          <table:table-cell office:value-type="float" office:value="30.54743">
            <text:p>30.54743</text:p>
          </table:table-cell>
          <table:table-cell office:value-type="float" office:value="1.3">
            <text:p>1.3</text:p>
          </table:table-cell>
          <table:table-cell office:value-type="float" office:value="26.068598">
            <text:p>26.068598</text:p>
          </table:table-cell>
          <table:table-cell office:value-type="float" office:value="100.024513">
            <text:p>100.024513</text:p>
          </table:table-cell>
          <table:table-cell office:value-type="float" office:value="208.901784">
            <text:p>208.90178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31214">
            <text:p>31214</text:p>
          </table:table-cell>
          <table:table-cell office:value-type="float" office:value="38.619312">
            <text:p>38.619312</text:p>
          </table:table-cell>
          <table:table-cell office:value-type="float" office:value="1.4">
            <text:p>1.4</text:p>
          </table:table-cell>
          <table:table-cell office:value-type="float" office:value="22.744792">
            <text:p>22.744792</text:p>
          </table:table-cell>
          <table:table-cell office:value-type="float" office:value="95.57054">
            <text:p>95.57054</text:p>
          </table:table-cell>
          <table:table-cell office:value-type="float" office:value="196.088004">
            <text:p>196.0880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38039">
            <text:p>38039</text:p>
          </table:table-cell>
          <table:table-cell office:value-type="float" office:value="53.554184">
            <text:p>53.554184</text:p>
          </table:table-cell>
          <table:table-cell office:value-type="float" office:value="1.5">
            <text:p>1.5</text:p>
          </table:table-cell>
          <table:table-cell office:value-type="float" office:value="22.661015">
            <text:p>22.661015</text:p>
          </table:table-cell>
          <table:table-cell office:value-type="float" office:value="86.467764">
            <text:p>86.467764</text:p>
          </table:table-cell>
          <table:table-cell office:value-type="float" office:value="175.334991">
            <text:p>175.33499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.3">
            <text:p>1.3</text:p>
          </table:table-cell>
          <table:table-cell office:value-type="float" office:value="97590">
            <text:p>97590</text:p>
          </table:table-cell>
          <table:table-cell office:value-type="float" office:value="100.024513">
            <text:p>100.024513</text:p>
          </table:table-cell>
          <table:table-cell office:value-type="float" office:value="1.6">
            <text:p>1.6</text:p>
          </table:table-cell>
          <table:table-cell office:value-type="float" office:value="20.455209">
            <text:p>20.455209</text:p>
          </table:table-cell>
          <table:table-cell office:value-type="float" office:value="73.56118">
            <text:p>73.56118</text:p>
          </table:table-cell>
          <table:table-cell office:value-type="float" office:value="156.261433">
            <text:p>156.26143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.4">
            <text:p>1.4</text:p>
          </table:table-cell>
          <table:table-cell office:value-type="float" office:value="85536">
            <text:p>85536</text:p>
          </table:table-cell>
          <table:table-cell office:value-type="float" office:value="95.57054">
            <text:p>95.57054</text:p>
          </table:table-cell>
          <table:table-cell office:value-type="float" office:value="1.7">
            <text:p>1.7</text:p>
          </table:table-cell>
          <table:table-cell office:value-type="float" office:value="30.54743">
            <text:p>30.54743</text:p>
          </table:table-cell>
          <table:table-cell office:value-type="float" office:value="99.269962">
            <text:p>99.269962</text:p>
          </table:table-cell>
          <table:table-cell office:value-type="float" office:value="184.381937">
            <text:p>184.38193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.5">
            <text:p>1.5</text:p>
          </table:table-cell>
          <table:table-cell office:value-type="float" office:value="81111">
            <text:p>81111</text:p>
          </table:table-cell>
          <table:table-cell office:value-type="float" office:value="86.467764">
            <text:p>86.467764</text:p>
          </table:table-cell>
          <table:table-cell office:value-type="float" office:value="1.8">
            <text:p>1.8</text:p>
          </table:table-cell>
          <table:table-cell office:value-type="float" office:value="38.619312">
            <text:p>38.619312</text:p>
          </table:table-cell>
          <table:table-cell office:value-type="float" office:value="121.10052">
            <text:p>121.10052</text:p>
          </table:table-cell>
          <table:table-cell office:value-type="float" office:value="204.125174">
            <text:p>204.125174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.6">
            <text:p>1.6</text:p>
          </table:table-cell>
          <table:table-cell office:value-type="float" office:value="67487">
            <text:p>67487</text:p>
          </table:table-cell>
          <table:table-cell office:value-type="float" office:value="73.56118">
            <text:p>73.56118</text:p>
          </table:table-cell>
          <table:table-cell office:value-type="float" office:value="1.9">
            <text:p>1.9</text:p>
          </table:table-cell>
          <table:table-cell office:value-type="float" office:value="53.554184">
            <text:p>53.554184</text:p>
          </table:table-cell>
          <table:table-cell office:value-type="float" office:value="134.582242">
            <text:p>134.582242</text:p>
          </table:table-cell>
          <table:table-cell office:value-type="float" office:value="216.200176">
            <text:p>216.20017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.7">
            <text:p>1.7</text:p>
          </table:table-cell>
          <table:table-cell office:value-type="float" office:value="77517">
            <text:p>77517</text:p>
          </table:table-cell>
          <table:table-cell office:value-type="float" office:value="99.269962">
            <text:p>99.26996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.8">
            <text:p>1.8</text:p>
          </table:table-cell>
          <table:table-cell office:value-type="float" office:value="91559">
            <text:p>91559</text:p>
          </table:table-cell>
          <table:table-cell office:value-type="float" office:value="121.10052">
            <text:p>121.1005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.9">
            <text:p>1.9</text:p>
          </table:table-cell>
          <table:table-cell office:value-type="float" office:value="95041">
            <text:p>95041</text:p>
          </table:table-cell>
          <table:table-cell office:value-type="float" office:value="134.582242">
            <text:p>134.582242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.3">
            <text:p>1.3</text:p>
          </table:table-cell>
          <table:table-cell office:value-type="float" office:value="194442">
            <text:p>194442</text:p>
          </table:table-cell>
          <table:table-cell office:value-type="float" office:value="208.901784">
            <text:p>208.901784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.4">
            <text:p>1.4</text:p>
          </table:table-cell>
          <table:table-cell office:value-type="float" office:value="169443">
            <text:p>169443</text:p>
          </table:table-cell>
          <table:table-cell office:value-type="float" office:value="196.088004">
            <text:p>196.088004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.5">
            <text:p>1.5</text:p>
          </table:table-cell>
          <table:table-cell office:value-type="float" office:value="154103">
            <text:p>154103</text:p>
          </table:table-cell>
          <table:table-cell office:value-type="float" office:value="175.334991">
            <text:p>175.334991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.6">
            <text:p>1.6</text:p>
          </table:table-cell>
          <table:table-cell office:value-type="float" office:value="132762">
            <text:p>132762</text:p>
          </table:table-cell>
          <table:table-cell office:value-type="float" office:value="156.261433">
            <text:p>156.261433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.7">
            <text:p>1.7</text:p>
          </table:table-cell>
          <table:table-cell office:value-type="float" office:value="141398">
            <text:p>141398</text:p>
          </table:table-cell>
          <table:table-cell office:value-type="float" office:value="184.381937">
            <text:p>184.381937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.8">
            <text:p>1.8</text:p>
          </table:table-cell>
          <table:table-cell office:value-type="float" office:value="152467">
            <text:p>152467</text:p>
          </table:table-cell>
          <table:table-cell office:value-type="float" office:value="204.125174">
            <text:p>204.125174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.9">
            <text:p>1.9</text:p>
          </table:table-cell>
          <table:table-cell office:value-type="float" office:value="153100">
            <text:p>153100</text:p>
          </table:table-cell>
          <table:table-cell office:value-type="float" office:value="216.200176">
            <text:p>216.200176</text:p>
          </table:table-cell>
          <table:table-cell table:number-columns-repeated="4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.3">
            <text:p>1.3</text:p>
          </table:table-cell>
          <table:table-cell office:value-type="float" office:value="294857">
            <text:p>294857</text:p>
          </table:table-cell>
          <table:table-cell office:value-type="float" office:value="323.966162">
            <text:p>323.966162</text:p>
          </table:table-cell>
          <table:table-cell table:number-columns-repeated="4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.4">
            <text:p>1.4</text:p>
          </table:table-cell>
          <table:table-cell office:value-type="float" office:value="254679">
            <text:p>254679</text:p>
          </table:table-cell>
          <table:table-cell office:value-type="float" office:value="297.566264">
            <text:p>297.566264</text:p>
          </table:table-cell>
          <table:table-cell table:number-columns-repeated="4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.5">
            <text:p>1.5</text:p>
          </table:table-cell>
          <table:table-cell office:value-type="float" office:value="229497">
            <text:p>229497</text:p>
          </table:table-cell>
          <table:table-cell office:value-type="float" office:value="269.288544">
            <text:p>269.288544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act of scale" table:style-name="ta1">
        <table:shapes>
          <draw:frame draw:z-index="0" draw:style-name="gr1" svg:width="15.998cm" svg:height="8.996cm" svg:x="0cm" svg:y="5.598cm">
            <draw:object draw:notify-on-update-of-ranges="'Impact of scale'.A1:'Impact of scale'.A1 'Impact of scale'.A2:'Impact of scale'.A10 'Impact of scale'.C1:'Impact of scale'.C1 'Impact of scale'.C2:'Impact of scale'.C10 'Impact of scale'.F1:'Impact of scale'.F1 'Impact of scale'.F2:'Impact of scale'.F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15.999cm" svg:height="8.999cm" svg:x="14.092cm" svg:y="5.717cm">
            <draw:object draw:notify-on-update-of-ranges="'Impact of scale'.A2:'Impact of scale'.A10 'Impact of scale'.G1:'Impact of scale'.G1 'Impact of scale'.G2:'Impact of scale'.G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15.999cm" svg:height="8.999cm" svg:x="13.859cm" svg:y="23.415cm">
            <draw:object draw:notify-on-update-of-ranges="'Impact of scale'.H45:'Impact of scale'.H45 'Impact of scale'.H46:'Impact of scale'.H52 'Impact of scale'.I45:'Impact of scale'.I45 'Impact of scale'.I46:'Impact of scale'.I52 'Impact of scale'.J45:'Impact of scale'.J45 'Impact of scale'.J46:'Impact of scale'.J52 'Impact of scale'.K45:'Impact of scale'.K45 'Impact of scale'.K46:'Impact of scale'.K52 'Impact of scale'.L45:'Impact of scale'.L45 'Impact of scale'.L46:'Impact of scale'.L5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/>
          <table:table-cell office:value-type="string">
            <text:p>increment</text:p>
          </table:table-cell>
          <table:table-cell table:number-columns-repeated="2"/>
          <table:table-cell office:value-type="string">
            <text:p>baseline</text:p>
          </table:table-cell>
          <table:table-cell office:value-type="string">
            <text:p>speedup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1">
            <text:p>4601</text:p>
          </table:table-cell>
          <table:table-cell office:value-type="float" office:value="0.563353">
            <text:p>0.563353</text:p>
          </table:table-cell>
          <table:table-cell office:value-type="float" office:value="100">
            <text:p>100</text:p>
          </table:table-cell>
          <table:table-cell office:value-type="float" office:value="7586">
            <text:p>7586</text:p>
          </table:table-cell>
          <table:table-cell office:value-type="float" office:value="1.435975">
            <text:p>1.435975</text:p>
          </table:table-cell>
          <table:table-cell table:formula="of:=[.F2]/[.C2]" office:value-type="float" office:value="2.54897905931095">
            <text:p>2.5489790593</text:p>
          </table:table-cell>
          <table:table-cell/>
          <table:table-cell table:formula="of:=SQRT([.F2])" office:value-type="float" office:value="1.19832174310575">
            <text:p>1.1983217431</text:p>
          </table:table-cell>
          <table:table-cell table:formula="of:=POWER([.F2];0.333)" office:value-type="float" office:value="1.128054054196">
            <text:p>1.128054054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416">
            <text:p>9416</text:p>
          </table:table-cell>
          <table:table-cell office:value-type="float" office:value="2.602755">
            <text:p>2.602755</text:p>
          </table:table-cell>
          <table:table-cell office:value-type="float" office:value="150">
            <text:p>150</text:p>
          </table:table-cell>
          <table:table-cell office:value-type="float" office:value="16932">
            <text:p>16932</text:p>
          </table:table-cell>
          <table:table-cell office:value-type="float" office:value="7.641367">
            <text:p>7.641367</text:p>
          </table:table-cell>
          <table:table-cell table:formula="of:=[.F3]/[.C3]" office:value-type="float" office:value="2.93587640788318">
            <text:p>2.9358764079</text:p>
          </table:table-cell>
          <table:table-cell/>
          <table:table-cell table:formula="of:=SQRT([.F3])" office:value-type="float" office:value="2.76430226277808">
            <text:p>2.7643022628</text:p>
          </table:table-cell>
          <table:table-cell table:formula="of:=POWER([.F3];0.333)" office:value-type="float" office:value="1.96832116540788">
            <text:p>1.968321165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607">
            <text:p>12607</text:p>
          </table:table-cell>
          <table:table-cell office:value-type="float" office:value="6.109084">
            <text:p>6.109084</text:p>
          </table:table-cell>
          <table:table-cell office:value-type="float" office:value="200">
            <text:p>200</text:p>
          </table:table-cell>
          <table:table-cell office:value-type="float" office:value="29971">
            <text:p>29971</text:p>
          </table:table-cell>
          <table:table-cell office:value-type="float" office:value="24.012747">
            <text:p>24.012747</text:p>
          </table:table-cell>
          <table:table-cell table:formula="of:=[.F4]/[.C4]" office:value-type="float" office:value="3.93066243646347">
            <text:p>3.9306624365</text:p>
          </table:table-cell>
          <table:table-cell/>
          <table:table-cell table:formula="of:=SQRT([.F4])" office:value-type="float" office:value="4.90028029810541">
            <text:p>4.9002802981</text:p>
          </table:table-cell>
          <table:table-cell table:formula="of:=POWER([.F4];0.333)" office:value-type="float" office:value="2.88195459618132">
            <text:p>2.881954596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772">
            <text:p>23772</text:p>
          </table:table-cell>
          <table:table-cell office:value-type="float" office:value="19.235581">
            <text:p>19.235581</text:p>
          </table:table-cell>
          <table:table-cell office:value-type="float" office:value="250">
            <text:p>250</text:p>
          </table:table-cell>
          <table:table-cell office:value-type="float" office:value="46702">
            <text:p>46702</text:p>
          </table:table-cell>
          <table:table-cell office:value-type="float" office:value="58.366812">
            <text:p>58.366812</text:p>
          </table:table-cell>
          <table:table-cell table:formula="of:=[.F5]/[.C5]" office:value-type="float" office:value="3.03431500197473">
            <text:p>3.034315002</text:p>
          </table:table-cell>
          <table:table-cell/>
          <table:table-cell table:formula="of:=SQRT([.F5])" office:value-type="float" office:value="7.63981753708817">
            <text:p>7.6398175371</text:p>
          </table:table-cell>
          <table:table-cell table:formula="of:=POWER([.F5];0.333)" office:value-type="float" office:value="3.87376498217833">
            <text:p>3.873764982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024">
            <text:p>21024</text:p>
          </table:table-cell>
          <table:table-cell office:value-type="float" office:value="20.425116">
            <text:p>20.425116</text:p>
          </table:table-cell>
          <table:table-cell office:value-type="float" office:value="300">
            <text:p>300</text:p>
          </table:table-cell>
          <table:table-cell office:value-type="float" office:value="67125">
            <text:p>67125</text:p>
          </table:table-cell>
          <table:table-cell office:value-type="float" office:value="121.098309">
            <text:p>121.098309</text:p>
          </table:table-cell>
          <table:table-cell table:formula="of:=[.F6]/[.C6]" office:value-type="float" office:value="5.92889210519049">
            <text:p>5.9288921052</text:p>
          </table:table-cell>
          <table:table-cell/>
          <table:table-cell table:formula="of:=SQRT([.F6])" office:value-type="float" office:value="11.0044676836274">
            <text:p>11.0044676836</text:p>
          </table:table-cell>
          <table:table-cell table:formula="of:=POWER([.F6];0.333)" office:value-type="float" office:value="4.93952263877024">
            <text:p>4.9395226388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366">
            <text:p>30366</text:p>
          </table:table-cell>
          <table:table-cell office:value-type="float" office:value="44.971922">
            <text:p>44.971922</text:p>
          </table:table-cell>
          <table:table-cell office:value-type="float" office:value="350">
            <text:p>350</text:p>
          </table:table-cell>
          <table:table-cell office:value-type="float" office:value="91240">
            <text:p>91240</text:p>
          </table:table-cell>
          <table:table-cell office:value-type="float" office:value="224.809717">
            <text:p>224.809717</text:p>
          </table:table-cell>
          <table:table-cell table:formula="of:=[.F7]/[.C7]" office:value-type="float" office:value="4.99889057443442">
            <text:p>4.9988905744</text:p>
          </table:table-cell>
          <table:table-cell/>
          <table:table-cell table:formula="of:=SQRT([.F7])" office:value-type="float" office:value="14.993655891743">
            <text:p>14.9936558917</text:p>
          </table:table-cell>
          <table:table-cell table:formula="of:=POWER([.F7];0.333)" office:value-type="float" office:value="6.06952104049434">
            <text:p>6.069521040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1017">
            <text:p>41017</text:p>
          </table:table-cell>
          <table:table-cell office:value-type="float" office:value="74.426362">
            <text:p>74.426362</text:p>
          </table:table-cell>
          <table:table-cell office:value-type="float" office:value="400">
            <text:p>400</text:p>
          </table:table-cell>
          <table:table-cell office:value-type="float" office:value="119045">
            <text:p>119045</text:p>
          </table:table-cell>
          <table:table-cell office:value-type="float" office:value="380.777011">
            <text:p>380.777011</text:p>
          </table:table-cell>
          <table:table-cell table:formula="of:=[.F8]/[.C8]" office:value-type="float" office:value="5.11615778022309">
            <text:p>5.1161577802</text:p>
          </table:table-cell>
          <table:table-cell/>
          <table:table-cell table:formula="of:=SQRT([.F8])" office:value-type="float" office:value="19.5135084236536">
            <text:p>19.5135084237</text:p>
          </table:table-cell>
          <table:table-cell table:formula="of:=POWER([.F8];0.333)" office:value-type="float" office:value="7.23374757711175">
            <text:p>7.2337475771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8986">
            <text:p>38986</text:p>
          </table:table-cell>
          <table:table-cell office:value-type="float" office:value="88.418466">
            <text:p>88.418466</text:p>
          </table:table-cell>
          <table:table-cell office:value-type="float" office:value="450">
            <text:p>450</text:p>
          </table:table-cell>
          <table:table-cell office:value-type="float" office:value="150540">
            <text:p>150540</text:p>
          </table:table-cell>
          <table:table-cell office:value-type="float" office:value="644.84006">
            <text:p>644.84006</text:p>
          </table:table-cell>
          <table:table-cell table:formula="of:=[.F9]/[.C9]" office:value-type="float" office:value="7.29304735958663">
            <text:p>7.2930473596</text:p>
          </table:table-cell>
          <table:table-cell/>
          <table:table-cell table:formula="of:=SQRT([.F9])" office:value-type="float" office:value="25.3937011874992">
            <text:p>25.3937011875</text:p>
          </table:table-cell>
          <table:table-cell table:formula="of:=POWER([.F9];0.333)" office:value-type="float" office:value="8.62079899813527">
            <text:p>8.6207989981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7744">
            <text:p>47744</text:p>
          </table:table-cell>
          <table:table-cell office:value-type="float" office:value="143.390891">
            <text:p>143.390891</text:p>
          </table:table-cell>
          <table:table-cell office:value-type="float" office:value="500">
            <text:p>500</text:p>
          </table:table-cell>
          <table:table-cell office:value-type="float" office:value="185726">
            <text:p>185726</text:p>
          </table:table-cell>
          <table:table-cell office:value-type="float" office:value="948.551763">
            <text:p>948.551763</text:p>
          </table:table-cell>
          <table:table-cell table:formula="of:=[.F10]/[.C10]" office:value-type="float" office:value="6.61514658556658">
            <text:p>6.6151465856</text:p>
          </table:table-cell>
          <table:table-cell/>
          <table:table-cell table:formula="of:=SQRT([.F10])" office:value-type="float" office:value="30.7985675478585">
            <text:p>30.7985675479</text:p>
          </table:table-cell>
          <table:table-cell table:formula="of:=POWER([.F10];0.333)" office:value-type="float" office:value="9.8030524175097">
            <text:p>9.8030524175</text:p>
          </table:table-cell>
          <table:table-cell table:number-columns-repeated="2"/>
        </table:table-row>
        <table:table-row table:style-name="ro2" table:number-rows-repeated="4">
          <table:table-cell table:number-columns-repeated="12"/>
        </table:table-row>
        <table:table-row table:style-name="ro1" table:number-rows-repeated="21">
          <table:table-cell table:number-columns-repeated="12"/>
        </table:table-row>
        <table:table-row table:style-name="ro2" table:number-rows-repeated="9">
          <table:table-cell table:number-columns-repeated="12"/>
        </table:table-row>
        <table:table-row table:style-name="ro1">
          <table:table-cell table:number-columns-repeated="7"/>
          <table:table-cell/>
          <table:table-cell office:value-type="string">
            <text:p>x,y = 200</text:p>
          </table:table-cell>
          <table:table-cell office:value-type="string">
            <text:p>x,y = 250</text:p>
          </table:table-cell>
          <table:table-cell office:value-type="string">
            <text:p>x,y = 300</text:p>
          </table:table-cell>
          <table:table-cell office:value-type="string">
            <text:p>x, y = 350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.3">
            <text:p>1.3</text:p>
          </table:table-cell>
          <table:table-cell office:value-type="float" office:value="15461">
            <text:p>15461</text:p>
          </table:table-cell>
          <table:table-cell office:value-type="float" office:value="6.334105">
            <text:p>6.334105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6.334105">
            <text:p>6.334105</text:p>
          </table:table-cell>
          <table:table-cell office:value-type="float" office:value="13.239656">
            <text:p>13.239656</text:p>
          </table:table-cell>
          <table:table-cell office:value-type="float" office:value="26.011887">
            <text:p>26.011887</text:p>
          </table:table-cell>
          <table:table-cell office:value-type="float" office:value="44.38785">
            <text:p>44.38785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.4">
            <text:p>1.4</text:p>
          </table:table-cell>
          <table:table-cell office:value-type="float" office:value="13535">
            <text:p>13535</text:p>
          </table:table-cell>
          <table:table-cell office:value-type="float" office:value="6.117593">
            <text:p>6.117593</text:p>
          </table:table-cell>
          <table:table-cell table:number-columns-repeated="2"/>
          <table:table-cell office:value-type="float" office:value="1.4">
            <text:p>1.4</text:p>
          </table:table-cell>
          <table:table-cell office:value-type="float" office:value="6.117593">
            <text:p>6.117593</text:p>
          </table:table-cell>
          <table:table-cell office:value-type="float" office:value="11.027735">
            <text:p>11.027735</text:p>
          </table:table-cell>
          <table:table-cell office:value-type="float" office:value="22.705325">
            <text:p>22.705325</text:p>
          </table:table-cell>
          <table:table-cell office:value-type="float" office:value="36.770371">
            <text:p>36.770371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.5">
            <text:p>1.5</text:p>
          </table:table-cell>
          <table:table-cell office:value-type="float" office:value="14745">
            <text:p>14745</text:p>
          </table:table-cell>
          <table:table-cell office:value-type="float" office:value="6.564501">
            <text:p>6.564501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6.564501">
            <text:p>6.564501</text:p>
          </table:table-cell>
          <table:table-cell office:value-type="float" office:value="14.793349">
            <text:p>14.793349</text:p>
          </table:table-cell>
          <table:table-cell office:value-type="float" office:value="22.661903">
            <text:p>22.661903</text:p>
          </table:table-cell>
          <table:table-cell office:value-type="float" office:value="45.104612">
            <text:p>45.104612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.6">
            <text:p>1.6</text:p>
          </table:table-cell>
          <table:table-cell office:value-type="float" office:value="12607">
            <text:p>12607</text:p>
          </table:table-cell>
          <table:table-cell office:value-type="float" office:value="6.105897">
            <text:p>6.105897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6.105897">
            <text:p>6.105897</text:p>
          </table:table-cell>
          <table:table-cell office:value-type="float" office:value="19.202872">
            <text:p>19.202872</text:p>
          </table:table-cell>
          <table:table-cell office:value-type="float" office:value="20.456928">
            <text:p>20.456928</text:p>
          </table:table-cell>
          <table:table-cell office:value-type="float" office:value="45.018043">
            <text:p>45.018043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.7">
            <text:p>1.7</text:p>
          </table:table-cell>
          <table:table-cell office:value-type="float" office:value="13835">
            <text:p>13835</text:p>
          </table:table-cell>
          <table:table-cell office:value-type="float" office:value="7.051849">
            <text:p>7.051849</text:p>
          </table:table-cell>
          <table:table-cell table:number-columns-repeated="2"/>
          <table:table-cell office:value-type="float" office:value="1.7">
            <text:p>1.7</text:p>
          </table:table-cell>
          <table:table-cell office:value-type="float" office:value="7.051849">
            <text:p>7.051849</text:p>
          </table:table-cell>
          <table:table-cell office:value-type="float" office:value="15.079775">
            <text:p>15.079775</text:p>
          </table:table-cell>
          <table:table-cell office:value-type="float" office:value="30.593083">
            <text:p>30.593083</text:p>
          </table:table-cell>
          <table:table-cell office:value-type="float" office:value="43.345723">
            <text:p>43.345723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.8">
            <text:p>1.8</text:p>
          </table:table-cell>
          <table:table-cell office:value-type="float" office:value="17643">
            <text:p>17643</text:p>
          </table:table-cell>
          <table:table-cell office:value-type="float" office:value="10.741274">
            <text:p>10.741274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10.741274">
            <text:p>10.741274</text:p>
          </table:table-cell>
          <table:table-cell office:value-type="float" office:value="22.952467">
            <text:p>22.952467</text:p>
          </table:table-cell>
          <table:table-cell office:value-type="float" office:value="38.594284">
            <text:p>38.594284</text:p>
          </table:table-cell>
          <table:table-cell office:value-type="float" office:value="60.328514">
            <text:p>60.328514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.9">
            <text:p>1.9</text:p>
          </table:table-cell>
          <table:table-cell office:value-type="float" office:value="13228">
            <text:p>13228</text:p>
          </table:table-cell>
          <table:table-cell office:value-type="float" office:value="7.610912">
            <text:p>7.610912</text:p>
          </table:table-cell>
          <table:table-cell table:number-columns-repeated="2"/>
          <table:table-cell office:value-type="float" office:value="1.9">
            <text:p>1.9</text:p>
          </table:table-cell>
          <table:table-cell office:value-type="float" office:value="7.610912">
            <text:p>7.610912</text:p>
          </table:table-cell>
          <table:table-cell office:value-type="float" office:value="31.723482">
            <text:p>31.723482</text:p>
          </table:table-cell>
          <table:table-cell office:value-type="float" office:value="53.568019">
            <text:p>53.568019</text:p>
          </table:table-cell>
          <table:table-cell office:value-type="float" office:value="103.629063">
            <text:p>103.629063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.3">
            <text:p>1.3</text:p>
          </table:table-cell>
          <table:table-cell office:value-type="float" office:value="21278">
            <text:p>21278</text:p>
          </table:table-cell>
          <table:table-cell office:value-type="float" office:value="13.239656">
            <text:p>13.2396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.4">
            <text:p>1.4</text:p>
          </table:table-cell>
          <table:table-cell office:value-type="float" office:value="17178">
            <text:p>17178</text:p>
          </table:table-cell>
          <table:table-cell office:value-type="float" office:value="11.027735">
            <text:p>11.0277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.5">
            <text:p>1.5</text:p>
          </table:table-cell>
          <table:table-cell office:value-type="float" office:value="19837">
            <text:p>19837</text:p>
          </table:table-cell>
          <table:table-cell office:value-type="float" office:value="14.793349">
            <text:p>14.7933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.6">
            <text:p>1.6</text:p>
          </table:table-cell>
          <table:table-cell office:value-type="float" office:value="23772">
            <text:p>23772</text:p>
          </table:table-cell>
          <table:table-cell office:value-type="float" office:value="19.202872">
            <text:p>19.2028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.7">
            <text:p>1.7</text:p>
          </table:table-cell>
          <table:table-cell office:value-type="float" office:value="19222">
            <text:p>19222</text:p>
          </table:table-cell>
          <table:table-cell office:value-type="float" office:value="15.079775">
            <text:p>15.0797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.8">
            <text:p>1.8</text:p>
          </table:table-cell>
          <table:table-cell office:value-type="float" office:value="25231">
            <text:p>25231</text:p>
          </table:table-cell>
          <table:table-cell office:value-type="float" office:value="22.952467">
            <text:p>22.9524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.9">
            <text:p>1.9</text:p>
          </table:table-cell>
          <table:table-cell office:value-type="float" office:value="32345">
            <text:p>32345</text:p>
          </table:table-cell>
          <table:table-cell office:value-type="float" office:value="31.723482">
            <text:p>31.7234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.3">
            <text:p>1.3</text:p>
          </table:table-cell>
          <table:table-cell office:value-type="float" office:value="28097">
            <text:p>28097</text:p>
          </table:table-cell>
          <table:table-cell office:value-type="float" office:value="26.011887">
            <text:p>26.0118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.4">
            <text:p>1.4</text:p>
          </table:table-cell>
          <table:table-cell office:value-type="float" office:value="23221">
            <text:p>23221</text:p>
          </table:table-cell>
          <table:table-cell office:value-type="float" office:value="22.705325">
            <text:p>22.7053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.5">
            <text:p>1.5</text:p>
          </table:table-cell>
          <table:table-cell office:value-type="float" office:value="23708">
            <text:p>23708</text:p>
          </table:table-cell>
          <table:table-cell office:value-type="float" office:value="22.661903">
            <text:p>22.6619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.6">
            <text:p>1.6</text:p>
          </table:table-cell>
          <table:table-cell office:value-type="float" office:value="21024">
            <text:p>21024</text:p>
          </table:table-cell>
          <table:table-cell office:value-type="float" office:value="20.456928">
            <text:p>20.4569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.7">
            <text:p>1.7</text:p>
          </table:table-cell>
          <table:table-cell office:value-type="float" office:value="25313">
            <text:p>25313</text:p>
          </table:table-cell>
          <table:table-cell office:value-type="float" office:value="30.593083">
            <text:p>30.5930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.8">
            <text:p>1.8</text:p>
          </table:table-cell>
          <table:table-cell office:value-type="float" office:value="31214">
            <text:p>31214</text:p>
          </table:table-cell>
          <table:table-cell office:value-type="float" office:value="38.594284">
            <text:p>38.5942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.9">
            <text:p>1.9</text:p>
          </table:table-cell>
          <table:table-cell office:value-type="float" office:value="38039">
            <text:p>38039</text:p>
          </table:table-cell>
          <table:table-cell office:value-type="float" office:value="53.568019">
            <text:p>53.568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1.3">
            <text:p>1.3</text:p>
          </table:table-cell>
          <table:table-cell office:value-type="float" office:value="34846">
            <text:p>34846</text:p>
          </table:table-cell>
          <table:table-cell office:value-type="float" office:value="44.38785">
            <text:p>44.387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1.4">
            <text:p>1.4</text:p>
          </table:table-cell>
          <table:table-cell office:value-type="float" office:value="27615">
            <text:p>27615</text:p>
          </table:table-cell>
          <table:table-cell office:value-type="float" office:value="36.770371">
            <text:p>36.7703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1.5">
            <text:p>1.5</text:p>
          </table:table-cell>
          <table:table-cell office:value-type="float" office:value="32040">
            <text:p>32040</text:p>
          </table:table-cell>
          <table:table-cell office:value-type="float" office:value="45.104612">
            <text:p>45.1046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1.6">
            <text:p>1.6</text:p>
          </table:table-cell>
          <table:table-cell office:value-type="float" office:value="30366">
            <text:p>30366</text:p>
          </table:table-cell>
          <table:table-cell office:value-type="float" office:value="45.018043">
            <text:p>45.0180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1.7">
            <text:p>1.7</text:p>
          </table:table-cell>
          <table:table-cell office:value-type="float" office:value="28207">
            <text:p>28207</text:p>
          </table:table-cell>
          <table:table-cell office:value-type="float" office:value="43.345723">
            <text:p>43.345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1.8">
            <text:p>1.8</text:p>
          </table:table-cell>
          <table:table-cell office:value-type="float" office:value="34975">
            <text:p>34975</text:p>
          </table:table-cell>
          <table:table-cell office:value-type="float" office:value="60.328514">
            <text:p>60.3285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1.9">
            <text:p>1.9</text:p>
          </table:table-cell>
          <table:table-cell office:value-type="float" office:value="59445">
            <text:p>59445</text:p>
          </table:table-cell>
          <table:table-cell office:value-type="float" office:value="103.629063">
            <text:p>103.629063</text:p>
          </table:table-cell>
          <table:table-cell table:number-columns-repeated="7"/>
        </table:table-row>
      </table:table>
      <table:table table:name="Speedup" table:style-name="ta1">
        <table:shapes>
          <draw:frame draw:z-index="0" draw:style-name="gr1" svg:width="18.227cm" svg:height="9.009cm" svg:x="1.834cm" svg:y="7.181cm">
            <draw:object draw:notify-on-update-of-ranges="Speedup.A1:Speedup.A1 Speedup.A2:Speedup.A13 Speedup.C1:Speedup.C1 Speedup.C2:Speedup.C13 Speedup.D1:Speedup.D1 Speedup.D2:Speedup.D13 Speedup.E1:Speedup.E1 Speedup.E2:Speedup.E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7.05cm" svg:height="8.085cm" svg:x="14.868cm" svg:y="6.019cm">
            <draw:object draw:notify-on-update-of-ranges="Speedup.F2:Speedup.F13 Speedup.F2:Speedup.F13 Speedup.G1:Speedup.G1 Speedup.G2:Speedup.G13 Speedup.F2:Speedup.F13 Speedup.H1:Speedup.H1 Speedup.H2:Speedup.H13 Speedup.F2:Speedup.F13 Speedup.I1:Speedup.I1 Speedup.I2:Speedup.I13 Speedup.F2:Speedup.F13 Speedup.J1:Speedup.J1 Speedup.J2:Speedup.J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row table:style-name="ro3">
          <table:table-cell office:value-type="string">
            <text:p>Cores</text:p>
          </table:table-cell>
          <table:table-cell office:value-type="string">
            <text:p>Baseline</text:p>
          </table:table-cell>
          <table:table-cell office:value-type="string">
            <text:p>OpenMP_Increment</text:p>
          </table:table-cell>
          <table:table-cell office:value-type="string">
            <text:p>Pthread_Increment</text:p>
          </table:table-cell>
          <table:table-cell office:value-type="string">
            <text:p>MPI_Increment</text:p>
          </table:table-cell>
          <table:table-cell office:value-type="string">
            <text:p>Cores</text:p>
          </table:table-cell>
          <table:table-cell office:value-type="string">
            <text:p>Baseline</text:p>
          </table:table-cell>
          <table:table-cell office:value-type="string">
            <text:p>OpenMP_Increment</text:p>
          </table:table-cell>
          <table:table-cell office:value-type="string">
            <text:p>Pthread_Increment</text:p>
          </table:table-cell>
          <table:table-cell office:value-type="string">
            <text:p>MPI_Incr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.948495">
            <text:p>119.948495</text:p>
          </table:table-cell>
          <table:table-cell office:value-type="float" office:value="20.419139">
            <text:p>20.419139</text:p>
          </table:table-cell>
          <table:table-cell office:value-type="float" office:value="21.786732">
            <text:p>21.786732</text:p>
          </table:table-cell>
          <table:table-cell office:value-type="float" office:value="22.789683">
            <text:p>22.789683</text:p>
          </table:table-cell>
          <table:table-cell table:number-columns-repeated="2" office:value-type="float" office:value="1">
            <text:p>1</text:p>
          </table:table-cell>
          <table:table-cell table:formula="of:=[.$B$2]/[.C2]" office:value-type="float" office:value="5.87431698270921">
            <text:p>5.8743169827</text:p>
          </table:table-cell>
          <table:table-cell table:formula="of:=[.$B$2]/[.D2]" office:value-type="float" office:value="5.50557536577767">
            <text:p>5.5055753658</text:p>
          </table:table-cell>
          <table:table-cell table:formula="of:=[.$B$2]/[.E2]" office:value-type="float" office:value="5.2632805379522">
            <text:p>5.2632805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948495">
            <text:p>119.948495</text:p>
          </table:table-cell>
          <table:table-cell office:value-type="float" office:value="10.254146">
            <text:p>10.254146</text:p>
          </table:table-cell>
          <table:table-cell office:value-type="float" office:value="24.091839">
            <text:p>24.091839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$B$2]/[.C3]" office:value-type="float" office:value="11.6975606744823">
            <text:p>11.6975606745</text:p>
          </table:table-cell>
          <table:table-cell table:formula="of:=[.$B$2]/[.D3]" office:value-type="float" office:value="4.97880195032019">
            <text:p>4.978801950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9.948495">
            <text:p>119.948495</text:p>
          </table:table-cell>
          <table:table-cell office:value-type="float" office:value="6.865287">
            <text:p>6.865287</text:p>
          </table:table-cell>
          <table:table-cell office:value-type="float" office:value="20.751495">
            <text:p>20.75149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$B$2]/[.C4]" office:value-type="float" office:value="17.4717378894721">
            <text:p>17.4717378895</text:p>
          </table:table-cell>
          <table:table-cell table:formula="of:=[.$B$2]/[.D4]" office:value-type="float" office:value="5.78023390603906">
            <text:p>5.78023390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.948495">
            <text:p>119.948495</text:p>
          </table:table-cell>
          <table:table-cell office:value-type="float" office:value="5.197851">
            <text:p>5.197851</text:p>
          </table:table-cell>
          <table:table-cell office:value-type="float" office:value="21.88047">
            <text:p>21.88047</text:p>
          </table:table-cell>
          <table:table-cell office:value-type="float" office:value="6.575193">
            <text:p>6.5751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$B$2]/[.C5]" office:value-type="float" office:value="23.0765550994055">
            <text:p>23.0765550994</text:p>
          </table:table-cell>
          <table:table-cell table:formula="of:=[.$B$2]/[.D5]" office:value-type="float" office:value="5.48198896093183">
            <text:p>5.4819889609</text:p>
          </table:table-cell>
          <table:table-cell table:formula="of:=[.$B$2]/[.E5]" office:value-type="float" office:value="18.2425816246002">
            <text:p>18.24258162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.948495">
            <text:p>119.948495</text:p>
          </table:table-cell>
          <table:table-cell office:value-type="float" office:value="4.194924">
            <text:p>4.194924</text:p>
          </table:table-cell>
          <table:table-cell office:value-type="float" office:value="33.251678">
            <text:p>33.251678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$B$2]/[.C6]" office:value-type="float" office:value="28.5937230328845">
            <text:p>28.5937230329</text:p>
          </table:table-cell>
          <table:table-cell table:formula="of:=[.$B$2]/[.D6]" office:value-type="float" office:value="3.60729148766567">
            <text:p>3.607291487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.948495">
            <text:p>119.948495</text:p>
          </table:table-cell>
          <table:table-cell office:value-type="float" office:value="3.532561">
            <text:p>3.532561</text:p>
          </table:table-cell>
          <table:table-cell office:value-type="float" office:value="33.897372">
            <text:p>33.89737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$B$2]/[.C7]" office:value-type="float" office:value="33.9551093385224">
            <text:p>33.9551093385</text:p>
          </table:table-cell>
          <table:table-cell table:formula="of:=[.$B$2]/[.D7]" office:value-type="float" office:value="3.53857800539818">
            <text:p>3.53857800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9.948495">
            <text:p>119.948495</text:p>
          </table:table-cell>
          <table:table-cell office:value-type="float" office:value="3.036321">
            <text:p>3.036321</text:p>
          </table:table-cell>
          <table:table-cell office:value-type="float" office:value="33.562386">
            <text:p>33.562386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$B$2]/[.C8]" office:value-type="float" office:value="39.5045500788619">
            <text:p>39.5045500789</text:p>
          </table:table-cell>
          <table:table-cell table:formula="of:=[.$B$2]/[.D8]" office:value-type="float" office:value="3.57389653405452">
            <text:p>3.573896534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9.948495">
            <text:p>119.948495</text:p>
          </table:table-cell>
          <table:table-cell office:value-type="float" office:value="2.701413">
            <text:p>2.701413</text:p>
          </table:table-cell>
          <table:table-cell office:value-type="float" office:value="26.508007">
            <text:p>26.508007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$B$2]/[.C9]" office:value-type="float" office:value="44.4021314030842">
            <text:p>44.4021314031</text:p>
          </table:table-cell>
          <table:table-cell table:formula="of:=[.$B$2]/[.D9]" office:value-type="float" office:value="4.52499107156566">
            <text:p>4.52499107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.948495">
            <text:p>119.948495</text:p>
          </table:table-cell>
          <table:table-cell office:value-type="float" office:value="2.434258">
            <text:p>2.434258</text:p>
          </table:table-cell>
          <table:table-cell office:value-type="float" office:value="31.740685">
            <text:p>31.740685</text:p>
          </table:table-cell>
          <table:table-cell office:value-type="float" office:value="3.579706">
            <text:p>3.57970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$B$2]/[.C10]" office:value-type="float" office:value="49.2751774873493">
            <text:p>49.2751774873</text:p>
          </table:table-cell>
          <table:table-cell table:formula="of:=[.$B$2]/[.D10]" office:value-type="float" office:value="3.77901406349611">
            <text:p>3.7790140635</text:p>
          </table:table-cell>
          <table:table-cell table:formula="of:=[.$B$2]/[.E10]" office:value-type="float" office:value="33.5079179686823">
            <text:p>33.50791796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9.948495">
            <text:p>119.948495</text:p>
          </table:table-cell>
          <table:table-cell office:value-type="float" office:value="2.188492">
            <text:p>2.188492</text:p>
          </table:table-cell>
          <table:table-cell office:value-type="float" office:value="31.475546">
            <text:p>31.475546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$B$2]/[.C11]" office:value-type="float" office:value="54.8087427324386">
            <text:p>54.8087427324</text:p>
          </table:table-cell>
          <table:table-cell table:formula="of:=[.$B$2]/[.D11]" office:value-type="float" office:value="3.81084715734558">
            <text:p>3.810847157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9.948495">
            <text:p>119.948495</text:p>
          </table:table-cell>
          <table:table-cell office:value-type="float" office:value="2.077966">
            <text:p>2.077966</text:p>
          </table:table-cell>
          <table:table-cell office:value-type="float" office:value="30.039432">
            <text:p>30.039432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$B$2]/[.C12]" office:value-type="float" office:value="57.7239930778463">
            <text:p>57.7239930778</text:p>
          </table:table-cell>
          <table:table-cell table:formula="of:=[.$B$2]/[.D12]" office:value-type="float" office:value="3.99303472182829">
            <text:p>3.993034721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.948495">
            <text:p>119.948495</text:p>
          </table:table-cell>
          <table:table-cell office:value-type="float" office:value="1.967439">
            <text:p>1.967439</text:p>
          </table:table-cell>
          <table:table-cell office:value-type="float" office:value="27.158628">
            <text:p>27.158628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$B$2]/[.C13]" office:value-type="float" office:value="60.9668177768154">
            <text:p>60.9668177768</text:p>
          </table:table-cell>
          <table:table-cell table:formula="of:=[.$B$2]/[.D13]" office:value-type="float" office:value="4.41658890132447">
            <text:p>4.416588901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9.948495">
            <text:p>119.948495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9.948495">
            <text:p>119.948495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9.948495">
            <text:p>119.94849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9.948495">
            <text:p>119.948495</text:p>
          </table:table-cell>
          <table:table-cell table:number-columns-repeated="2"/>
          <table:table-cell office:value-type="float" office:value="2.337458">
            <text:p>2.33745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peed Up At Different Scale" table:style-name="ta1">
        <table:table-column table:style-name="co1" table:number-columns-repeated="12" table:default-cell-style-name="Default"/>
        <table:table-row table:style-name="ro2" table:number-rows-repeated="4">
          <table:table-cell table:number-columns-repeated="1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300*300</text:p>
          </table:table-cell>
          <table:table-cell table:number-columns-repeated="2"/>
          <table:table-cell office:value-type="string">
            <text:p>400*400</text:p>
          </table:table-cell>
          <table:table-cell table:number-columns-repeated="2"/>
          <table:table-cell office:value-type="string">
            <text:p>500*500</text:p>
          </table:table-cell>
          <table:table-cell table:number-columns-repeated="2"/>
          <table:table-cell office:value-type="string">
            <text:p>1000*1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374">
            <text:p>22374</text:p>
          </table:table-cell>
          <table:table-cell office:value-type="float" office:value="2.2585">
            <text:p>2.2585</text:p>
          </table:table-cell>
          <table:table-cell office:value-type="float" office:value="16">
            <text:p>16</text:p>
          </table:table-cell>
          <table:table-cell office:value-type="float" office:value="34154">
            <text:p>34154</text:p>
          </table:table-cell>
          <table:table-cell office:value-type="float" office:value="5.681895">
            <text:p>5.681895</text:p>
          </table:table-cell>
          <table:table-cell office:value-type="float" office:value="16">
            <text:p>16</text:p>
          </table:table-cell>
          <table:table-cell office:value-type="float" office:value="48055">
            <text:p>48055</text:p>
          </table:table-cell>
          <table:table-cell office:value-type="float" office:value="14.023163">
            <text:p>14.023163</text:p>
          </table:table-cell>
          <table:table-cell office:value-type="float" office:value="16">
            <text:p>16</text:p>
          </table:table-cell>
          <table:table-cell office:value-type="float" office:value="118022">
            <text:p>118022</text:p>
          </table:table-cell>
          <table:table-cell office:value-type="float" office:value="96.772968">
            <text:p>96.77296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315">
            <text:p>22315</text:p>
          </table:table-cell>
          <table:table-cell office:value-type="float" office:value="1.968907">
            <text:p>1.968907</text:p>
          </table:table-cell>
          <table:table-cell office:value-type="float" office:value="25">
            <text:p>25</text:p>
          </table:table-cell>
          <table:table-cell office:value-type="float" office:value="33871">
            <text:p>33871</text:p>
          </table:table-cell>
          <table:table-cell office:value-type="float" office:value="4.127376">
            <text:p>4.127376</text:p>
          </table:table-cell>
          <table:table-cell office:value-type="float" office:value="25">
            <text:p>25</text:p>
          </table:table-cell>
          <table:table-cell office:value-type="float" office:value="46261">
            <text:p>46261</text:p>
          </table:table-cell>
          <table:table-cell office:value-type="float" office:value="8.262704">
            <text:p>8.262704</text:p>
          </table:table-cell>
          <table:table-cell office:value-type="float" office:value="25">
            <text:p>25</text:p>
          </table:table-cell>
          <table:table-cell office:value-type="float" office:value="144947">
            <text:p>144947</text:p>
          </table:table-cell>
          <table:table-cell office:value-type="float" office:value="90.867885">
            <text:p>90.8678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491">
            <text:p>22491</text:p>
          </table:table-cell>
          <table:table-cell office:value-type="float" office:value="1.858587">
            <text:p>1.858587</text:p>
          </table:table-cell>
          <table:table-cell office:value-type="float" office:value="36">
            <text:p>36</text:p>
          </table:table-cell>
          <table:table-cell office:value-type="float" office:value="44612">
            <text:p>44612</text:p>
          </table:table-cell>
          <table:table-cell office:value-type="float" office:value="4.874609">
            <text:p>4.874609</text:p>
          </table:table-cell>
          <table:table-cell office:value-type="float" office:value="36">
            <text:p>36</text:p>
          </table:table-cell>
          <table:table-cell office:value-type="float" office:value="55634">
            <text:p>55634</text:p>
          </table:table-cell>
          <table:table-cell office:value-type="float" office:value="8.972382">
            <text:p>8.972382</text:p>
          </table:table-cell>
          <table:table-cell office:value-type="float" office:value="36">
            <text:p>36</text:p>
          </table:table-cell>
          <table:table-cell office:value-type="float" office:value="157583">
            <text:p>157583</text:p>
          </table:table-cell>
          <table:table-cell office:value-type="float" office:value="70.396686">
            <text:p>70.39668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950">
            <text:p>32950</text:p>
          </table:table-cell>
          <table:table-cell office:value-type="float" office:value="3.254008">
            <text:p>3.254008</text:p>
          </table:table-cell>
          <table:table-cell office:value-type="float" office:value="49">
            <text:p>49</text:p>
          </table:table-cell>
          <table:table-cell office:value-type="float" office:value="35204">
            <text:p>35204</text:p>
          </table:table-cell>
          <table:table-cell office:value-type="float" office:value="3.902998">
            <text:p>3.902998</text:p>
          </table:table-cell>
          <table:table-cell office:value-type="float" office:value="49">
            <text:p>49</text:p>
          </table:table-cell>
          <table:table-cell office:value-type="float" office:value="62306">
            <text:p>62306</text:p>
          </table:table-cell>
          <table:table-cell office:value-type="float" office:value="8.051508">
            <text:p>8.051508</text:p>
          </table:table-cell>
          <table:table-cell office:value-type="float" office:value="49">
            <text:p>49</text:p>
          </table:table-cell>
          <table:table-cell office:value-type="float" office:value="181344">
            <text:p>181344</text:p>
          </table:table-cell>
          <table:table-cell office:value-type="float" office:value="75.118993">
            <text:p>75.11899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835">
            <text:p>28835</text:p>
          </table:table-cell>
          <table:table-cell office:value-type="float" office:value="5.881745">
            <text:p>5.881745</text:p>
          </table:table-cell>
          <table:table-cell office:value-type="float" office:value="64">
            <text:p>64</text:p>
          </table:table-cell>
          <table:table-cell office:value-type="float" office:value="34591">
            <text:p>34591</text:p>
          </table:table-cell>
          <table:table-cell office:value-type="float" office:value="6.805025">
            <text:p>6.805025</text:p>
          </table:table-cell>
          <table:table-cell office:value-type="float" office:value="64">
            <text:p>64</text:p>
          </table:table-cell>
          <table:table-cell office:value-type="float" office:value="60022">
            <text:p>60022</text:p>
          </table:table-cell>
          <table:table-cell office:value-type="float" office:value="10.841239">
            <text:p>10.841239</text:p>
          </table:table-cell>
          <table:table-cell office:value-type="float" office:value="64">
            <text:p>64</text:p>
          </table:table-cell>
          <table:table-cell office:value-type="float" office:value="122905">
            <text:p>122905</text:p>
          </table:table-cell>
          <table:table-cell office:value-type="float" office:value="36.672791">
            <text:p>36.67279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9525">
            <text:p>29525</text:p>
          </table:table-cell>
          <table:table-cell office:value-type="float" office:value="3.568398">
            <text:p>3.568398</text:p>
          </table:table-cell>
          <table:table-cell office:value-type="float" office:value="81">
            <text:p>81</text:p>
          </table:table-cell>
          <table:table-cell office:value-type="float" office:value="43136">
            <text:p>43136</text:p>
          </table:table-cell>
          <table:table-cell office:value-type="float" office:value="4.580818">
            <text:p>4.580818</text:p>
          </table:table-cell>
          <table:table-cell office:value-type="float" office:value="81">
            <text:p>81</text:p>
          </table:table-cell>
          <table:table-cell office:value-type="float" office:value="63412">
            <text:p>63412</text:p>
          </table:table-cell>
          <table:table-cell office:value-type="float" office:value="10.999545">
            <text:p>10.999545</text:p>
          </table:table-cell>
          <table:table-cell office:value-type="float" office:value="81">
            <text:p>81</text:p>
          </table:table-cell>
          <table:table-cell office:value-type="float" office:value="129301">
            <text:p>129301</text:p>
          </table:table-cell>
          <table:table-cell office:value-type="float" office:value="35.518408">
            <text:p>35.51840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283">
            <text:p>22283</text:p>
          </table:table-cell>
          <table:table-cell office:value-type="float" office:value="8.271538">
            <text:p>8.271538</text:p>
          </table:table-cell>
          <table:table-cell office:value-type="float" office:value="100">
            <text:p>100</text:p>
          </table:table-cell>
          <table:table-cell office:value-type="float" office:value="34156">
            <text:p>34156</text:p>
          </table:table-cell>
          <table:table-cell office:value-type="float" office:value="7.117275">
            <text:p>7.117275</text:p>
          </table:table-cell>
          <table:table-cell office:value-type="float" office:value="100">
            <text:p>100</text:p>
          </table:table-cell>
          <table:table-cell office:value-type="float" office:value="45665">
            <text:p>45665</text:p>
          </table:table-cell>
          <table:table-cell office:value-type="float" office:value="4.990061">
            <text:p>4.990061</text:p>
          </table:table-cell>
          <table:table-cell office:value-type="float" office:value="100">
            <text:p>100</text:p>
          </table:table-cell>
          <table:table-cell office:value-type="float" office:value="118392">
            <text:p>118392</text:p>
          </table:table-cell>
          <table:table-cell office:value-type="float" office:value="29.462804">
            <text:p>29.46280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7275">
            <text:p>27275</text:p>
          </table:table-cell>
          <table:table-cell office:value-type="float" office:value="6.40359">
            <text:p>6.40359</text:p>
          </table:table-cell>
          <table:table-cell office:value-type="float" office:value="121">
            <text:p>121</text:p>
          </table:table-cell>
          <table:table-cell office:value-type="float" office:value="44084">
            <text:p>44084</text:p>
          </table:table-cell>
          <table:table-cell office:value-type="float" office:value="11.31395">
            <text:p>11.31395</text:p>
          </table:table-cell>
          <table:table-cell office:value-type="float" office:value="121">
            <text:p>121</text:p>
          </table:table-cell>
          <table:table-cell office:value-type="float" office:value="66821">
            <text:p>66821</text:p>
          </table:table-cell>
          <table:table-cell office:value-type="float" office:value="10.122968">
            <text:p>10.122968</text:p>
          </table:table-cell>
          <table:table-cell office:value-type="float" office:value="121">
            <text:p>121</text:p>
          </table:table-cell>
          <table:table-cell office:value-type="float" office:value="202724">
            <text:p>202724</text:p>
          </table:table-cell>
          <table:table-cell office:value-type="float" office:value="175.174208">
            <text:p>175.17420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2558">
            <text:p>22558</text:p>
          </table:table-cell>
          <table:table-cell office:value-type="float" office:value="3.146964">
            <text:p>3.146964</text:p>
          </table:table-cell>
          <table:table-cell office:value-type="float" office:value="144">
            <text:p>144</text:p>
          </table:table-cell>
          <table:table-cell office:value-type="float" office:value="41740">
            <text:p>41740</text:p>
          </table:table-cell>
          <table:table-cell office:value-type="float" office:value="30.306237">
            <text:p>30.306237</text:p>
          </table:table-cell>
          <table:table-cell office:value-type="float" office:value="144">
            <text:p>144</text:p>
          </table:table-cell>
          <table:table-cell office:value-type="float" office:value="69663">
            <text:p>69663</text:p>
          </table:table-cell>
          <table:table-cell office:value-type="float" office:value="16.827803">
            <text:p>16.827803</text:p>
          </table:table-cell>
          <table:table-cell office:value-type="float" office:value="144">
            <text:p>144</text:p>
          </table:table-cell>
          <table:table-cell office:value-type="float" office:value="149442">
            <text:p>149442</text:p>
          </table:table-cell>
          <table:table-cell office:value-type="float" office:value="40.564446">
            <text:p>40.56444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3455">
            <text:p>23455</text:p>
          </table:table-cell>
          <table:table-cell office:value-type="float" office:value="6.794004">
            <text:p>6.794004</text:p>
          </table:table-cell>
          <table:table-cell office:value-type="float" office:value="169">
            <text:p>169</text:p>
          </table:table-cell>
          <table:table-cell office:value-type="float" office:value="55248">
            <text:p>55248</text:p>
          </table:table-cell>
          <table:table-cell office:value-type="float" office:value="10.070264">
            <text:p>10.070264</text:p>
          </table:table-cell>
          <table:table-cell office:value-type="float" office:value="169">
            <text:p>169</text:p>
          </table:table-cell>
          <table:table-cell office:value-type="float" office:value="68880">
            <text:p>68880</text:p>
          </table:table-cell>
          <table:table-cell office:value-type="float" office:value="9.908027">
            <text:p>9.908027</text:p>
          </table:table-cell>
          <table:table-cell office:value-type="float" office:value="169">
            <text:p>169</text:p>
          </table:table-cell>
          <table:table-cell office:value-type="float" office:value="216237">
            <text:p>216237</text:p>
          </table:table-cell>
          <table:table-cell office:value-type="float" office:value="47.594327">
            <text:p>47.59432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3613">
            <text:p>33613</text:p>
          </table:table-cell>
          <table:table-cell office:value-type="float" office:value="7.788777">
            <text:p>7.788777</text:p>
          </table:table-cell>
          <table:table-cell office:value-type="float" office:value="196">
            <text:p>196</text:p>
          </table:table-cell>
          <table:table-cell office:value-type="float" office:value="51040">
            <text:p>51040</text:p>
          </table:table-cell>
          <table:table-cell office:value-type="float" office:value="16.080305">
            <text:p>16.080305</text:p>
          </table:table-cell>
          <table:table-cell office:value-type="float" office:value="196">
            <text:p>196</text:p>
          </table:table-cell>
          <table:table-cell office:value-type="float" office:value="77624">
            <text:p>77624</text:p>
          </table:table-cell>
          <table:table-cell office:value-type="float" office:value="11.911382">
            <text:p>11.911382</text:p>
          </table:table-cell>
          <table:table-cell office:value-type="float" office:value="196">
            <text:p>196</text:p>
          </table:table-cell>
          <table:table-cell office:value-type="float" office:value="184555">
            <text:p>184555</text:p>
          </table:table-cell>
          <table:table-cell office:value-type="float" office:value="38.21038">
            <text:p>38.2103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062">
            <text:p>22062</text:p>
          </table:table-cell>
          <table:table-cell office:value-type="float" office:value="10.101708">
            <text:p>10.101708</text:p>
          </table:table-cell>
          <table:table-cell office:value-type="float" office:value="225">
            <text:p>225</text:p>
          </table:table-cell>
          <table:table-cell office:value-type="float" office:value="55853">
            <text:p>55853</text:p>
          </table:table-cell>
          <table:table-cell office:value-type="float" office:value="60.091093">
            <text:p>60.091093</text:p>
          </table:table-cell>
          <table:table-cell office:value-type="float" office:value="225">
            <text:p>225</text:p>
          </table:table-cell>
          <table:table-cell office:value-type="float" office:value="62646">
            <text:p>62646</text:p>
          </table:table-cell>
          <table:table-cell office:value-type="float" office:value="234.805057">
            <text:p>234.805057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197626">
            <text:p>197626</text:p>
          </table:table-cell>
          <table:table-cell office:value-type="float" office:value="377.795723">
            <text:p>377.7957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office:value-type="float" office:value="204801">
            <text:p>204801</text:p>
          </table:table-cell>
          <table:table-cell office:value-type="float" office:value="253.609094">
            <text:p>253.6090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office:value-type="float" office:value="202377">
            <text:p>202377</text:p>
          </table:table-cell>
          <table:table-cell office:value-type="float" office:value="172.473589">
            <text:p>172.4735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office:value-type="float" office:value="247453">
            <text:p>247453</text:p>
          </table:table-cell>
          <table:table-cell office:value-type="float" office:value="186.246758">
            <text:p>186.2467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 office:value-type="float" office:value="256560">
            <text:p>256560</text:p>
          </table:table-cell>
          <table:table-cell office:value-type="float" office:value="148.196639">
            <text:p>148.1966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 office:value-type="float" office:value="300721">
            <text:p>300721</text:p>
          </table:table-cell>
          <table:table-cell office:value-type="float" office:value="153.381661">
            <text:p>153.3816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03363">
            <text:p>203363</text:p>
          </table:table-cell>
          <table:table-cell office:value-type="float" office:value="85.324093">
            <text:p>85.3240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 office:value-type="float" office:value="250585">
            <text:p>250585</text:p>
          </table:table-cell>
          <table:table-cell office:value-type="float" office:value="94.743965">
            <text:p>94.7439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4">
            <text:p>144</text:p>
          </table:table-cell>
          <table:table-cell office:value-type="float" office:value="193909">
            <text:p>193909</text:p>
          </table:table-cell>
          <table:table-cell office:value-type="float" office:value="58.964234">
            <text:p>58.9642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69">
            <text:p>169</text:p>
          </table:table-cell>
          <table:table-cell office:value-type="float" office:value="273359">
            <text:p>273359</text:p>
          </table:table-cell>
          <table:table-cell office:value-type="float" office:value="95.751107">
            <text:p>95.7511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96">
            <text:p>196</text:p>
          </table:table-cell>
          <table:table-cell office:value-type="float" office:value="248889">
            <text:p>248889</text:p>
          </table:table-cell>
          <table:table-cell office:value-type="float" office:value="73.78396">
            <text:p>73.783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25">
            <text:p>225</text:p>
          </table:table-cell>
          <table:table-cell office:value-type="float" office:value="198252">
            <text:p>198252</text:p>
          </table:table-cell>
          <table:table-cell office:value-type="float" office:value="47.848271">
            <text:p>47.848271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4" table:target-range-address="'Speed Up At Different Scale'.E24:'Speed Up At Different Scale'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20:40:08</meta:creation-date>
    <meta:generator>LibreOffice/3.5$Linux_X86_64 LibreOffice_project/350m1$Build-2</meta:generator>
    <dc:date>2012-09-04T11:35:01</dc:date>
    <meta:editing-duration>PT14H37M20S</meta:editing-duration>
    <meta:editing-cycles>31</meta:editing-cycles>
    <meta:document-statistic meta:table-count="5" meta:cell-count="76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11cm" svg:height="9.005cm" xlink:href=".." xlink:type="simple" chart:class="chart:line" chart:style-name="ch1">
        <chart:legend svg:x="8.242cm" svg:y="6.068cm" style:legend-expansion="custom" chartooo:width="3.067cm" chartooo:height="1.106cm" style:legend-expansion-aspect-ratio="2.77305605786618" chart:style-name="ch2"/>
        <chart:plot-area chart:style-name="ch3" table:cell-range-address="'speedup vs different scale factor'.A1:'speedup vs different scale factor'.C8" chart:data-source-has-labels="both" svg:x="1.518cm" svg:y="0.855cm" svg:width="11.16cm" svg:height="6.98cm">
          <chartooo:coordinate-region svg:x="2.222cm" svg:y="1.057cm" svg:width="9.072cm" svg:height="6.126cm"/>
          <chart:axis chart:dimension="x" chart:name="primary-x" chart:style-name="ch4" chartooo:axis-type="auto">
            <chartooo:date-scale/>
            <chart:title svg:x="6.073cm" svg:y="8.016cm" chart:style-name="ch5">
              <text:p>INCREMENT</text:p>
            </chart:title>
            <chart:categories table:cell-range-address="'speedup vs different scale factor'.A2:'speedup vs different scale factor'.A8"/>
          </chart:axis>
          <chart:axis chart:dimension="y" chart:name="primary-y" chart:style-name="ch4">
            <chart:title svg:x="0.603cm" svg:y="4.918cm" chart:style-name="ch6">
              <text:p>time/s</text:p>
            </chart:title>
            <chart:grid chart:style-name="ch7" chart:class="major"/>
          </chart:axis>
          <chart:axis chart:dimension="y" chart:name="secondary-y" chart:style-name="ch8">
            <chart:title svg:x="13.027cm" svg:y="5.182cm" chart:style-name="ch6">
              <text:p>iterations</text:p>
            </chart:title>
          </chart:axis>
          <chart:series chart:attached-axis="primary-y" chart:style-name="ch9" chart:values-cell-range-address="'speedup vs different scale factor'.B2:'speedup vs different scale factor'.B8" chart:label-cell-address="'speedup vs different scale factor'.B1:'speedup vs different scale factor'.B1" chart:class="chart:line">
            <chart:data-point chart:repeated="7"/>
          </chart:series>
          <chart:series chart:attached-axis="secondary-y" chart:style-name="ch10" chart:values-cell-range-address="'speedup vs different scale factor'.C2:'speedup vs different scale factor'.C8" chart:label-cell-address="'speedup vs different scale factor'.C1:'speedup vs different scale factor'.C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'speedup vs different scale factor'.B1:'speedup vs different scale factor'.B1</svg:desc>
                </draw:g>
              </table:table-cell>
              <table:table-cell office:value-type="string">
                <text:p>Time</text:p>
                <draw:g>
                  <svg:desc>'speedup vs different scale factor'.C1:'speedup vs different scale factor'.C1</svg:desc>
                </draw:g>
              </table:table-cell>
            </table:table-row>
          </table:table-header-rows>
          <table:table-rows>
            <table:table-row>
              <table:table-cell office:value-type="float" office:value="1.3">
                <text:p/>
                <draw:g>
                  <svg:desc>'speedup vs different scale factor'.A2:'speedup vs different scale factor'.A8</svg:desc>
                </draw:g>
              </table:table-cell>
              <table:table-cell office:value-type="float" office:value="26.111062">
                <text:p>26.111062</text:p>
                <draw:g>
                  <svg:desc>'speedup vs different scale factor'.B2:'speedup vs different scale factor'.B8</svg:desc>
                </draw:g>
              </table:table-cell>
              <table:table-cell office:value-type="float" office:value="28097">
                <text:p>28097</text:p>
                <draw:g>
                  <svg:desc>'speedup vs different scale factor'.C2:'speedup vs different scale factor'.C8</svg:desc>
                </draw:g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2.697662">
                <text:p>22.697662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2.68259">
                <text:p>22.68259</text:p>
              </table:table-cell>
              <table:table-cell office:value-type="float" office:value="23708">
                <text:p>2370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0.50591">
                <text:p>20.50591</text:p>
              </table:table-cell>
              <table:table-cell office:value-type="float" office:value="21024">
                <text:p>21024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30.718869">
                <text:p>30.718869</text:p>
              </table:table-cell>
              <table:table-cell office:value-type="float" office:value="25313">
                <text:p>25313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38.737427">
                <text:p>38.737427</text:p>
              </table:table-cell>
              <table:table-cell office:value-type="float" office:value="31214">
                <text:p>31214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53.735729">
                <text:p>53.735729</text:p>
              </table:table-cell>
              <table:table-cell office:value-type="float" office:value="38039">
                <text:p>38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28cm" svg:height="9.01cm" xlink:href=".." xlink:type="simple" chart:class="chart:scatter" chart:style-name="ch1">
        <chart:legend svg:x="1.972cm" svg:y="0.845cm" style:legend-expansion="custom" chartooo:width="4.604cm" chartooo:height="1.609cm" style:legend-expansion-aspect-ratio="2.86140459912989" chart:style-name="ch2"/>
        <chart:plot-area chart:style-name="ch3" table:cell-range-address="Speedup.A1:Speedup.A13 Speedup.C1:Speedup.E13" chart:data-source-has-labels="both" svg:x="1.382cm" svg:y="0.855cm" svg:width="11.304cm" svg:height="6.987cm">
          <chartooo:coordinate-region svg:x="2.086cm" svg:y="1.057cm" svg:width="10.372cm" svg:height="6.133cm"/>
          <chart:axis chart:dimension="x" chart:name="primary-x" chart:style-name="ch4" chartooo:axis-type="auto">
            <chart:title svg:x="6.373cm" svg:y="8.023cm" chart:style-name="ch5">
              <text:p>#Cores</text:p>
            </chart:title>
            <chart:categories table:cell-range-address="Speedup.A2:Speedup.A13"/>
          </chart:axis>
          <chart:axis chart:dimension="y" chart:name="primary-y" chart:style-name="ch4">
            <chart:title svg:x="0.451cm" svg:y="4.921cm" chart:style-name="ch6">
              <text:p>time/s</text:p>
            </chart:title>
            <chart:grid chart:style-name="ch7" chart:class="major"/>
          </chart:axis>
          <chart:series chart:style-name="ch8" chart:values-cell-range-address="Speedup.C2:Speedup.C13" chart:label-cell-address="Speedup.C1:Speedup.C1" chart:class="chart:scatter">
            <chart:domain table:cell-range-address="Speedup.A2:Speedup.A13"/>
            <chart:data-point chart:repeated="12"/>
          </chart:series>
          <chart:series chart:style-name="ch9" chart:values-cell-range-address="Speedup.D2:Speedup.D13" chart:label-cell-address="Speedup.D1:Speedup.D1" chart:class="chart:scatter">
            <chart:data-point chart:repeated="12"/>
          </chart:series>
          <chart:series chart:style-name="ch10" chart:values-cell-range-address="Speedup.E2:Speedup.E13" chart:label-cell-address="Speedup.E1:Speedup.E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_Increment</text:p>
                <draw:g>
                  <svg:desc>Speedup.C1:Speedup.C1</svg:desc>
                </draw:g>
              </table:table-cell>
              <table:table-cell office:value-type="string">
                <text:p>Pthread_Increment</text:p>
                <draw:g>
                  <svg:desc>Speedup.D1:Speedup.D1</svg:desc>
                </draw:g>
              </table:table-cell>
              <table:table-cell office:value-type="string">
                <text:p>MPI_Increment</text:p>
                <draw:g>
                  <svg:desc>Speedup.E1:Speedup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peedup.A2:Speedup.A13</svg:desc>
                </draw:g>
              </table:table-cell>
              <table:table-cell office:value-type="float" office:value="20.419139">
                <text:p>20.419139</text:p>
                <draw:g>
                  <svg:desc>Speedup.C2:Speedup.C13</svg:desc>
                </draw:g>
              </table:table-cell>
              <table:table-cell office:value-type="float" office:value="21.786732">
                <text:p>21.786732</text:p>
                <draw:g>
                  <svg:desc>Speedup.D2:Speedup.D13</svg:desc>
                </draw:g>
              </table:table-cell>
              <table:table-cell office:value-type="float" office:value="22.789683">
                <text:p>22.789683</text:p>
                <draw:g>
                  <svg:desc>Speedup.E2:Speedup.E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254146">
                <text:p>10.254146</text:p>
              </table:table-cell>
              <table:table-cell office:value-type="float" office:value="24.091839">
                <text:p>24.09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865287">
                <text:p>6.865287</text:p>
              </table:table-cell>
              <table:table-cell office:value-type="float" office:value="20.751495">
                <text:p>20.75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197851">
                <text:p>5.197851</text:p>
              </table:table-cell>
              <table:table-cell office:value-type="float" office:value="21.88047">
                <text:p>21.88047</text:p>
              </table:table-cell>
              <table:table-cell office:value-type="float" office:value="6.575193">
                <text:p>6.5751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194924">
                <text:p>4.194924</text:p>
              </table:table-cell>
              <table:table-cell office:value-type="float" office:value="33.251678">
                <text:p>33.25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532561">
                <text:p>3.532561</text:p>
              </table:table-cell>
              <table:table-cell office:value-type="float" office:value="33.897372">
                <text:p>33.897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036321">
                <text:p>3.036321</text:p>
              </table:table-cell>
              <table:table-cell office:value-type="float" office:value="33.562386">
                <text:p>33.562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01413">
                <text:p>2.701413</text:p>
              </table:table-cell>
              <table:table-cell office:value-type="float" office:value="26.508007">
                <text:p>26.508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34258">
                <text:p>2.434258</text:p>
              </table:table-cell>
              <table:table-cell office:value-type="float" office:value="31.740685">
                <text:p>31.740685</text:p>
              </table:table-cell>
              <table:table-cell office:value-type="float" office:value="3.579706">
                <text:p>3.5797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88492">
                <text:p>2.188492</text:p>
              </table:table-cell>
              <table:table-cell office:value-type="float" office:value="31.475546">
                <text:p>31.475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077966">
                <text:p>2.077966</text:p>
              </table:table-cell>
              <table:table-cell office:value-type="float" office:value="30.039432">
                <text:p>30.039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967439">
                <text:p>1.967439</text:p>
              </table:table-cell>
              <table:table-cell office:value-type="float" office:value="27.158628">
                <text:p>27.1586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51cm" svg:height="8.086cm" xlink:href=".." xlink:type="simple" chart:class="chart:scatter" chart:column-mapping="0 1 2 3" chart:style-name="ch1">
        <chart:legend svg:x="2.072cm" svg:y="1.024cm" style:legend-expansion="custom" chartooo:width="4.604cm" chartooo:height="2.112cm" style:legend-expansion-aspect-ratio="2.17992424242424" chart:style-name="ch2"/>
        <chart:plot-area chart:style-name="ch3" table:cell-range-address="Speedup.F1:Speedup.J13" chart:data-source-has-labels="both" svg:x="1.359cm" svg:y="0.779cm" svg:width="10.196cm" svg:height="6.158cm">
          <chartooo:coordinate-region svg:x="2.063cm" svg:y="0.981cm" svg:width="9.264cm" svg:height="5.304cm"/>
          <chart:axis chart:dimension="x" chart:name="primary-x" chart:style-name="ch4" chartooo:axis-type="auto">
            <chart:title svg:x="5.796cm" svg:y="7.099cm" chart:style-name="ch5">
              <text:p>#Cores</text:p>
            </chart:title>
            <chart:categories table:cell-range-address="Speedup.F2:Speedup.F13"/>
          </chart:axis>
          <chart:axis chart:dimension="y" chart:name="primary-y" chart:style-name="ch4">
            <chart:title svg:x="0.451cm" svg:y="4.607cm" chart:style-name="ch6">
              <text:p>speedup</text:p>
            </chart:title>
            <chart:grid chart:style-name="ch7" chart:class="major"/>
          </chart:axis>
          <chart:series chart:style-name="ch8" chart:values-cell-range-address="Speedup.G2:Speedup.G13" chart:label-cell-address="Speedup.G1:Speedup.G1" chart:class="chart:scatter">
            <chart:domain table:cell-range-address="Speedup.F2:Speedup.F13"/>
            <chart:data-point chart:repeated="12"/>
          </chart:series>
          <chart:series chart:style-name="ch9" chart:values-cell-range-address="Speedup.H2:Speedup.H13" chart:label-cell-address="Speedup.H1:Speedup.H1" chart:class="chart:scatter">
            <chart:data-point chart:repeated="12"/>
          </chart:series>
          <chart:series chart:style-name="ch10" chart:values-cell-range-address="Speedup.I2:Speedup.I13" chart:label-cell-address="Speedup.I1:Speedup.I1" chart:class="chart:scatter">
            <chart:data-point chart:repeated="12"/>
          </chart:series>
          <chart:series chart:style-name="ch11" chart:values-cell-range-address="Speedup.J2:Speedup.J13" chart:label-cell-address="Speedup.J1:Speedup.J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Baseline</text:p>
                <draw:g>
                  <svg:desc>Speedup.G1:Speedup.G1</svg:desc>
                </draw:g>
              </table:table-cell>
              <table:table-cell office:value-type="string">
                <text:p>OpenMP_Increment</text:p>
                <draw:g>
                  <svg:desc>Speedup.H1:Speedup.H1</svg:desc>
                </draw:g>
              </table:table-cell>
              <table:table-cell office:value-type="string">
                <text:p>Pthread_Increment</text:p>
                <draw:g>
                  <svg:desc>Speedup.I1:Speedup.I1</svg:desc>
                </draw:g>
              </table:table-cell>
              <table:table-cell office:value-type="string">
                <text:p>MPI_Increment</text:p>
                <draw:g>
                  <svg:desc>Speedup.J1:Speedup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peedup.F2:Speedup.F13</svg:desc>
                </draw:g>
              </table:table-cell>
              <table:table-cell office:value-type="float" office:value="1">
                <text:p>1</text:p>
                <draw:g>
                  <svg:desc>Speedup.F2:Speedup.F13</svg:desc>
                </draw:g>
              </table:table-cell>
              <table:table-cell office:value-type="float" office:value="1">
                <text:p>1</text:p>
                <draw:g>
                  <svg:desc>Speedup.G2:Speedup.G13</svg:desc>
                </draw:g>
              </table:table-cell>
              <table:table-cell office:value-type="float" office:value="5.87431698270921">
                <text:p>5.87431698270921</text:p>
                <draw:g>
                  <svg:desc>Speedup.H2:Speedup.H13</svg:desc>
                </draw:g>
              </table:table-cell>
              <table:table-cell office:value-type="float" office:value="5.50557536577767">
                <text:p>5.50557536577767</text:p>
                <draw:g>
                  <svg:desc>Speedup.I2:Speedup.I13</svg:desc>
                </draw:g>
              </table:table-cell>
              <table:table-cell office:value-type="float" office:value="5.2632805379522">
                <text:p>5.2632805379522</text:p>
                <draw:g>
                  <svg:desc>Speedup.J2:Speedup.J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975606744823">
                <text:p>11.6975606744823</text:p>
              </table:table-cell>
              <table:table-cell office:value-type="float" office:value="4.97880195032019">
                <text:p>4.9788019503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.4717378894721">
                <text:p>17.4717378894721</text:p>
              </table:table-cell>
              <table:table-cell office:value-type="float" office:value="5.78023390603906">
                <text:p>5.78023390603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3.0765550994055">
                <text:p>23.0765550994055</text:p>
              </table:table-cell>
              <table:table-cell office:value-type="float" office:value="5.48198896093183">
                <text:p>5.48198896093183</text:p>
              </table:table-cell>
              <table:table-cell office:value-type="float" office:value="18.2425816246002">
                <text:p>18.2425816246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8.5937230328845">
                <text:p>28.5937230328845</text:p>
              </table:table-cell>
              <table:table-cell office:value-type="float" office:value="3.60729148766567">
                <text:p>3.60729148766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3.9551093385224">
                <text:p>33.9551093385224</text:p>
              </table:table-cell>
              <table:table-cell office:value-type="float" office:value="3.53857800539818">
                <text:p>3.53857800539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9.5045500788619">
                <text:p>39.5045500788619</text:p>
              </table:table-cell>
              <table:table-cell office:value-type="float" office:value="3.57389653405452">
                <text:p>3.57389653405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4.4021314030842">
                <text:p>44.4021314030842</text:p>
              </table:table-cell>
              <table:table-cell office:value-type="float" office:value="4.52499107156566">
                <text:p>4.52499107156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9.2751774873493">
                <text:p>49.2751774873493</text:p>
              </table:table-cell>
              <table:table-cell office:value-type="float" office:value="3.77901406349611">
                <text:p>3.77901406349611</text:p>
              </table:table-cell>
              <table:table-cell office:value-type="float" office:value="33.5079179686823">
                <text:p>33.50791796868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4.8087427324386">
                <text:p>54.8087427324386</text:p>
              </table:table-cell>
              <table:table-cell office:value-type="float" office:value="3.81084715734558">
                <text:p>3.81084715734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7.7239930778463">
                <text:p>57.7239930778463</text:p>
              </table:table-cell>
              <table:table-cell office:value-type="float" office:value="3.99303472182829">
                <text:p>3.9930347218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0.9668177768154">
                <text:p>60.9668177768154</text:p>
              </table:table-cell>
              <table:table-cell office:value-type="float" office:value="4.41658890132447">
                <text:p>4.416588901324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2.237cm" svg:y="1.222cm" style:legend-expansion="custom" chartooo:width="2.97cm" chartooo:height="1.106cm" style:legend-expansion-aspect-ratio="2.68535262206148" chart:style-name="ch2"/>
        <chart:plot-area chart:style-name="ch3" table:cell-range-address="'Impact of error'.A5:'Impact of error'.A11 'Impact of error'.B1:'Impact of error'.B1 'Impact of error'.C5:'Impact of error'.C11 'Impact of error'.D1:'Impact of error'.D1 'Impact of error'.E5:'Impact of error'.E11" chart:data-source-has-labels="both" svg:x="1.338cm" svg:y="0.855cm" svg:width="10.842cm" svg:height="6.977cm">
          <chartooo:coordinate-region svg:x="2.268cm" svg:y="1.057cm" svg:width="9.294cm" svg:height="6.123cm"/>
          <chart:axis chart:dimension="x" chart:name="primary-x" chart:style-name="ch4" chartooo:axis-type="auto">
            <chartooo:date-scale/>
            <chart:title svg:x="6.111cm" svg:y="8.013cm" chart:style-name="ch5">
              <text:p>epsilon</text:p>
            </chart:title>
            <chart:categories table:cell-range-address="'Impact of error'.A5:'Impact of error'.A11"/>
          </chart:axis>
          <chart:axis chart:dimension="y" chart:name="primary-y" chart:style-name="ch4">
            <chart:title svg:x="0.451cm" svg:y="4.916cm" chart:style-name="ch6">
              <text:p>time/s</text:p>
            </chart:title>
            <chart:grid chart:style-name="ch7" chart:class="major"/>
          </chart:axis>
          <chart:series chart:style-name="ch8" chart:values-cell-range-address="'Impact of error'.C5:'Impact of error'.C11" chart:label-cell-address="'Impact of error'.B1:'Impact of error'.B1" chart:class="chart:line">
            <chart:data-point chart:repeated="7"/>
          </chart:series>
          <chart:series chart:style-name="ch9" chart:values-cell-range-address="'Impact of error'.E5:'Impact of error'.E11" chart:label-cell-address="'Impact of error'.D1:'Impact of error'.D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</text:p>
                <draw:g>
                  <svg:desc>'Impact of error'.B1:'Impact of error'.B1</svg:desc>
                </draw:g>
              </table:table-cell>
              <table:table-cell office:value-type="string">
                <text:p>baseline</text:p>
                <draw:g>
                  <svg:desc>'Impact of error'.D1:'Impact of error'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Impact of error'.A5:'Impact of error'.A11</svg:desc>
                </draw:g>
              </table:table-cell>
              <table:table-cell office:value-type="float" office:value="0.10147">
                <text:p>0.10147</text:p>
                <draw:g>
                  <svg:desc>'Impact of error'.C5:'Impact of error'.C11</svg:desc>
                </draw:g>
              </table:table-cell>
              <table:table-cell office:value-type="float" office:value="1.3741">
                <text:p>1.3741</text:p>
                <draw:g>
                  <svg:desc>'Impact of error'.E5:'Impact of error'.E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1636">
                <text:p>3.31636</text:p>
              </table:table-cell>
              <table:table-cell office:value-type="float" office:value="44.688345">
                <text:p>44.68834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209283">
                <text:p>22.209283</text:p>
              </table:table-cell>
              <table:table-cell office:value-type="float" office:value="120.125921">
                <text:p>120.125921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75.813554">
                <text:p>75.813554</text:p>
              </table:table-cell>
              <table:table-cell office:value-type="float" office:value="195.590356">
                <text:p>195.590356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61.1301">
                <text:p>161.1301</text:p>
              </table:table-cell>
              <table:table-cell office:value-type="float" office:value="271.104878">
                <text:p>271.104878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244.40414">
                <text:p>244.40414</text:p>
              </table:table-cell>
              <table:table-cell office:value-type="float" office:value="346.420776">
                <text:p>346.420776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332.807489">
                <text:p>332.807489</text:p>
              </table:table-cell>
              <table:table-cell office:value-type="float" office:value="421.176149">
                <text:p>421.1761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line" chart:style-name="ch1">
        <chart:legend svg:x="2.177cm" svg:y="1.138cm" style:legend-expansion="custom" chartooo:width="2.667cm" chartooo:height="0.602cm" style:legend-expansion-aspect-ratio="4.43023255813954" chart:style-name="ch2"/>
        <chart:plot-area chart:style-name="ch3" table:cell-range-address="'Impact of error'.A5:'Impact of error'.A11 'Impact of error'.G1:'Impact of error'.G1 'Impact of error'.F5:'Impact of error'.F11" chart:data-source-has-labels="both" svg:x="1.337cm" svg:y="0.854cm" svg:width="11.142cm" svg:height="6.975cm">
          <chartooo:coordinate-region svg:x="2.041cm" svg:y="1.056cm" svg:width="9.821cm" svg:height="6.121cm"/>
          <chart:axis chart:dimension="x" chart:name="primary-x" chart:style-name="ch4" chartooo:axis-type="auto">
            <chartooo:date-scale/>
            <chart:title svg:x="6.26cm" svg:y="8.009cm" chart:style-name="ch5">
              <text:p>epsilon</text:p>
            </chart:title>
            <chart:categories table:cell-range-address="'Impact of error'.A5:'Impact of error'.A11"/>
          </chart:axis>
          <chart:axis chart:dimension="y" chart:name="primary-y" chart:style-name="ch4">
            <chart:title svg:x="0.451cm" svg:y="5.09cm" chart:style-name="ch6">
              <text:p>speedup</text:p>
            </chart:title>
            <chart:grid chart:style-name="ch7" chart:class="major"/>
          </chart:axis>
          <chart:series chart:style-name="ch8" chart:values-cell-range-address="'Impact of error'.F5:'Impact of error'.F11" chart:label-cell-address="'Impact of error'.G1:'Impact of error'.G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'Impact of error'.G1:'Impact of error'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Impact of error'.A5:'Impact of error'.A11</svg:desc>
                </draw:g>
              </table:table-cell>
              <table:table-cell office:value-type="float" office:value="13.5419335764265">
                <text:p>13.5419335764265</text:p>
                <draw:g>
                  <svg:desc>'Impact of error'.F5:'Impact of error'.F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4751188049548">
                <text:p>13.475118804954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.40881580913711">
                <text:p>5.40881580913711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.57988638812527">
                <text:p>2.57988638812527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.68252162693376">
                <text:p>1.6825216269337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1.41740960689127">
                <text:p>1.41740960689127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1.26552485421985">
                <text:p>1.265524854219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7cm" xlink:href=".." xlink:type="simple" chart:class="chart:scatter" chart:style-name="ch1">
        <chart:legend svg:x="2.525cm" svg:y="1.123cm" style:legend-expansion="custom" chartooo:width="2.97cm" chartooo:height="1.106cm" style:legend-expansion-aspect-ratio="2.68535262206148" chart:style-name="ch2"/>
        <chart:plot-area chart:style-name="ch3" table:cell-range-address="'Impact of scale'.A1:'Impact of scale'.A10 'Impact of scale'.C1:'Impact of scale'.C10 'Impact of scale'.F1:'Impact of scale'.F10" chart:data-source-has-labels="both" svg:x="1.337cm" svg:y="0.851cm" svg:width="10.956cm" svg:height="6.979cm">
          <chartooo:coordinate-region svg:x="2.493cm" svg:y="1.053cm" svg:width="9.46cm" svg:height="6.125cm"/>
          <chart:axis chart:dimension="x" chart:name="primary-x" chart:style-name="ch4" chartooo:axis-type="auto">
            <chart:title svg:x="6.456cm" svg:y="8.01cm" chart:style-name="ch5">
              <text:p>x, y</text:p>
            </chart:title>
            <chart:categories table:cell-range-address="'Impact of scale'.A2:'Impact of scale'.A10"/>
          </chart:axis>
          <chart:axis chart:dimension="y" chart:name="primary-y" chart:style-name="ch4">
            <chart:title svg:x="0.451cm" svg:y="4.913cm" chart:style-name="ch6">
              <text:p>time/s</text:p>
            </chart:title>
            <chart:grid chart:style-name="ch7" chart:class="major"/>
          </chart:axis>
          <chart:series chart:style-name="ch8" chart:values-cell-range-address="'Impact of scale'.C2:'Impact of scale'.C10" chart:label-cell-address="'Impact of scale'.C1:'Impact of scale'.C1" chart:class="chart:scatter">
            <chart:domain table:cell-range-address="'Impact of scale'.A2:'Impact of scale'.A10"/>
            <chart:data-point chart:repeated="9"/>
          </chart:series>
          <chart:series chart:style-name="ch9" chart:values-cell-range-address="'Impact of scale'.F2:'Impact of scale'.F10" chart:label-cell-address="'Impact of scale'.F1:'Impact of scale'.F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</text:p>
                <draw:g>
                  <svg:desc>'Impact of scale'.C1:'Impact of scale'.C1</svg:desc>
                </draw:g>
              </table:table-cell>
              <table:table-cell office:value-type="string">
                <text:p>baseline</text:p>
                <draw:g>
                  <svg:desc>'Impact of scale'.F1:'Impact of scale'.F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Impact of scale'.A2:'Impact of scale'.A10</svg:desc>
                </draw:g>
              </table:table-cell>
              <table:table-cell office:value-type="float" office:value="0.563353">
                <text:p>0.563353</text:p>
                <draw:g>
                  <svg:desc>'Impact of scale'.C2:'Impact of scale'.C10</svg:desc>
                </draw:g>
              </table:table-cell>
              <table:table-cell office:value-type="float" office:value="1.435975">
                <text:p>1.435975</text:p>
                <draw:g>
                  <svg:desc>'Impact of scale'.F2:'Impact of scale'.F1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602755">
                <text:p>2.602755</text:p>
              </table:table-cell>
              <table:table-cell office:value-type="float" office:value="7.641367">
                <text:p>7.64136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109084">
                <text:p>6.109084</text:p>
              </table:table-cell>
              <table:table-cell office:value-type="float" office:value="24.012747">
                <text:p>24.01274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9.235581">
                <text:p>19.235581</text:p>
              </table:table-cell>
              <table:table-cell office:value-type="float" office:value="58.366812">
                <text:p>58.3668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.425116">
                <text:p>20.425116</text:p>
              </table:table-cell>
              <table:table-cell office:value-type="float" office:value="121.098309">
                <text:p>121.09830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4.971922">
                <text:p>44.971922</text:p>
              </table:table-cell>
              <table:table-cell office:value-type="float" office:value="224.809717">
                <text:p>224.8097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4.426362">
                <text:p>74.426362</text:p>
              </table:table-cell>
              <table:table-cell office:value-type="float" office:value="380.777011">
                <text:p>380.77701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8.418466">
                <text:p>88.418466</text:p>
              </table:table-cell>
              <table:table-cell office:value-type="float" office:value="644.84006">
                <text:p>644.840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3.390891">
                <text:p>143.390891</text:p>
              </table:table-cell>
              <table:table-cell office:value-type="float" office:value="948.551763">
                <text:p>948.5517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903cm" svg:y="1.178cm" style:legend-expansion="custom" chartooo:width="2.668cm" chartooo:height="0.603cm" style:legend-expansion-aspect-ratio="4.42454394693201" chart:style-name="ch2"/>
        <chart:plot-area chart:style-name="ch3" table:cell-range-address="'Impact of scale'.A2:'Impact of scale'.A10 'Impact of scale'.G1:'Impact of scale'.G10" chart:data-source-has-labels="both" svg:x="1.338cm" svg:y="0.855cm" svg:width="11.144cm" svg:height="6.977cm">
          <chartooo:coordinate-region svg:x="1.815cm" svg:y="1.057cm" svg:width="10.326cm" svg:height="6.123cm"/>
          <chart:axis chart:dimension="x" chart:name="primary-x" chart:style-name="ch4" chartooo:axis-type="auto">
            <chartooo:date-scale/>
            <chart:title svg:x="6.551cm" svg:y="8.013cm" chart:style-name="ch5">
              <text:p>x, y</text:p>
            </chart:title>
            <chart:categories table:cell-range-address="'Impact of scale'.A2:'Impact of scale'.A10"/>
          </chart:axis>
          <chart:axis chart:dimension="y" chart:name="primary-y" chart:style-name="ch4">
            <chart:title svg:x="0.451cm" svg:y="5.092cm" chart:style-name="ch6">
              <text:p>speedup</text:p>
            </chart:title>
            <chart:grid chart:style-name="ch7" chart:class="major"/>
          </chart:axis>
          <chart:series chart:style-name="ch8" chart:values-cell-range-address="'Impact of scale'.G2:'Impact of scale'.G10" chart:label-cell-address="'Impact of scale'.G1:'Impact of scale'.G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'Impact of scale'.G1:'Impact of scale'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Impact of scale'.A2:'Impact of scale'.A10</svg:desc>
                </draw:g>
              </table:table-cell>
              <table:table-cell office:value-type="float" office:value="2.54897905931095">
                <text:p>2.54897905931095</text:p>
                <draw:g>
                  <svg:desc>'Impact of scale'.G2:'Impact of scale'.G1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93587640788318">
                <text:p>2.935876407883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93066243646347">
                <text:p>3.9306624364634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03431500197473">
                <text:p>3.0343150019747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.92889210519049">
                <text:p>5.9288921051904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.99889057443442">
                <text:p>4.9988905744344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11615778022309">
                <text:p>5.1161577802230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.29304735958663">
                <text:p>7.2930473595866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.61514658556658">
                <text:p>6.615146585566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line" chart:style-name="ch1">
        <chart:legend svg:x="5.179cm" svg:y="0.97cm" style:legend-expansion="custom" chartooo:width="3.498cm" chartooo:height="1.609cm" style:legend-expansion-aspect-ratio="2.17402113113735" chart:style-name="ch2"/>
        <chart:plot-area chart:style-name="ch3" table:cell-range-address="'Impact of error'.E49:'Impact of error'.H56" chart:data-source-has-labels="both" svg:x="1.337cm" svg:y="0.852cm" svg:width="10.316cm" svg:height="6.979cm">
          <chartooo:coordinate-region svg:x="2.267cm" svg:y="1.054cm" svg:width="9.108cm" svg:height="6.125cm"/>
          <chart:axis chart:dimension="x" chart:name="primary-x" chart:style-name="ch4" chartooo:axis-type="auto">
            <chartooo:date-scale/>
            <chart:title svg:x="5.47cm" svg:y="8.011cm" chart:style-name="ch5">
              <text:p>INCREMENT</text:p>
            </chart:title>
            <chart:categories table:cell-range-address="'Impact of error'.E50:'Impact of error'.E56"/>
          </chart:axis>
          <chart:axis chart:dimension="y" chart:name="primary-y" chart:style-name="ch4">
            <chart:title svg:x="0.451cm" svg:y="4.914cm" chart:style-name="ch6">
              <text:p>time/s</text:p>
            </chart:title>
            <chart:grid chart:style-name="ch7" chart:class="major"/>
          </chart:axis>
          <chart:series chart:style-name="ch8" chart:values-cell-range-address="'Impact of error'.F50:'Impact of error'.F56" chart:label-cell-address="'Impact of error'.F49:'Impact of error'.F49" chart:class="chart:line">
            <chart:data-point chart:repeated="7"/>
          </chart:series>
          <chart:series chart:style-name="ch9" chart:values-cell-range-address="'Impact of error'.G50:'Impact of error'.G56" chart:label-cell-address="'Impact of error'.G49:'Impact of error'.G49" chart:class="chart:line">
            <chart:data-point chart:repeated="7"/>
          </chart:series>
          <chart:series chart:style-name="ch10" chart:values-cell-range-address="'Impact of error'.H50:'Impact of error'.H56" chart:label-cell-address="'Impact of error'.H49:'Impact of error'.H4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silon=1</text:p>
                <draw:g>
                  <svg:desc>'Impact of error'.F49:'Impact of error'.F49</svg:desc>
                </draw:g>
              </table:table-cell>
              <table:table-cell office:value-type="string">
                <text:p>Epsilon=0.1</text:p>
                <draw:g>
                  <svg:desc>'Impact of error'.G49:'Impact of error'.G49</svg:desc>
                </draw:g>
              </table:table-cell>
              <table:table-cell office:value-type="string">
                <text:p>Epsilon=0.01</text:p>
                <draw:g>
                  <svg:desc>'Impact of error'.H49:'Impact of error'.H49</svg:desc>
                </draw:g>
              </table:table-cell>
            </table:table-row>
          </table:table-header-rows>
          <table:table-rows>
            <table:table-row>
              <table:table-cell office:value-type="float" office:value="1.3">
                <text:p/>
                <draw:g>
                  <svg:desc>'Impact of error'.E50:'Impact of error'.E56</svg:desc>
                </draw:g>
              </table:table-cell>
              <table:table-cell office:value-type="float" office:value="26.068598">
                <text:p>26.068598</text:p>
                <draw:g>
                  <svg:desc>'Impact of error'.F50:'Impact of error'.F56</svg:desc>
                </draw:g>
              </table:table-cell>
              <table:table-cell office:value-type="float" office:value="100.024513">
                <text:p>100.024513</text:p>
                <draw:g>
                  <svg:desc>'Impact of error'.G50:'Impact of error'.G56</svg:desc>
                </draw:g>
              </table:table-cell>
              <table:table-cell office:value-type="float" office:value="208.901784">
                <text:p>208.901784</text:p>
                <draw:g>
                  <svg:desc>'Impact of error'.H50:'Impact of error'.H56</svg:desc>
                </draw:g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2.744792">
                <text:p>22.744792</text:p>
              </table:table-cell>
              <table:table-cell office:value-type="float" office:value="95.57054">
                <text:p>95.57054</text:p>
              </table:table-cell>
              <table:table-cell office:value-type="float" office:value="196.088004">
                <text:p>196.08800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2.661015">
                <text:p>22.661015</text:p>
              </table:table-cell>
              <table:table-cell office:value-type="float" office:value="86.467764">
                <text:p>86.467764</text:p>
              </table:table-cell>
              <table:table-cell office:value-type="float" office:value="175.334991">
                <text:p>175.33499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0.455209">
                <text:p>20.455209</text:p>
              </table:table-cell>
              <table:table-cell office:value-type="float" office:value="73.56118">
                <text:p>73.56118</text:p>
              </table:table-cell>
              <table:table-cell office:value-type="float" office:value="156.261433">
                <text:p>156.261433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30.54743">
                <text:p>30.54743</text:p>
              </table:table-cell>
              <table:table-cell office:value-type="float" office:value="99.269962">
                <text:p>99.269962</text:p>
              </table:table-cell>
              <table:table-cell office:value-type="float" office:value="184.381937">
                <text:p>184.381937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38.619312">
                <text:p>38.619312</text:p>
              </table:table-cell>
              <table:table-cell office:value-type="float" office:value="121.10052">
                <text:p>121.10052</text:p>
              </table:table-cell>
              <table:table-cell office:value-type="float" office:value="204.125174">
                <text:p>204.125174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53.554184">
                <text:p>53.554184</text:p>
              </table:table-cell>
              <table:table-cell office:value-type="float" office:value="134.582242">
                <text:p>134.582242</text:p>
              </table:table-cell>
              <table:table-cell office:value-type="float" office:value="216.200176">
                <text:p>216.2001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2.334cm" svg:y="1.072cm" style:legend-expansion="custom" chartooo:width="3.738cm" chartooo:height="2.112cm" style:legend-expansion-aspect-ratio="1.76988636363636" chart:style-name="ch2"/>
        <chart:plot-area chart:style-name="ch3" table:cell-range-address="'Impact of scale'.H45:'Impact of scale'.L52" chart:data-source-has-labels="both" svg:x="1.338cm" svg:y="0.855cm" svg:width="11.999cm" svg:height="6.977cm">
          <chartooo:coordinate-region svg:x="2.268cm" svg:y="1.057cm" svg:width="10.791cm" svg:height="6.123cm"/>
          <chart:axis chart:dimension="x" chart:name="primary-x" chart:style-name="ch4" chartooo:axis-type="auto">
            <chartooo:date-scale/>
            <chart:title svg:x="6.312cm" svg:y="8.013cm" chart:style-name="ch5">
              <text:p>INCREMENT</text:p>
            </chart:title>
            <chart:categories table:cell-range-address="'Impact of scale'.H46:'Impact of scale'.H52"/>
          </chart:axis>
          <chart:axis chart:dimension="y" chart:name="primary-y" chart:style-name="ch4">
            <chart:title svg:x="0.451cm" svg:y="4.916cm" chart:style-name="ch6">
              <text:p>time/s</text:p>
            </chart:title>
            <chart:grid chart:style-name="ch7" chart:class="major"/>
          </chart:axis>
          <chart:series chart:style-name="ch8" chart:values-cell-range-address="'Impact of scale'.I46:'Impact of scale'.I52" chart:label-cell-address="'Impact of scale'.I45:'Impact of scale'.I45" chart:class="chart:line">
            <chart:data-point chart:repeated="7"/>
          </chart:series>
          <chart:series chart:style-name="ch9" chart:values-cell-range-address="'Impact of scale'.J46:'Impact of scale'.J52" chart:label-cell-address="'Impact of scale'.J45:'Impact of scale'.J45" chart:class="chart:line">
            <chart:data-point chart:repeated="7"/>
          </chart:series>
          <chart:series chart:style-name="ch10" chart:values-cell-range-address="'Impact of scale'.K46:'Impact of scale'.K52" chart:label-cell-address="'Impact of scale'.K45:'Impact of scale'.K45" chart:class="chart:line">
            <chart:data-point chart:repeated="7"/>
          </chart:series>
          <chart:series chart:style-name="ch11" chart:values-cell-range-address="'Impact of scale'.L46:'Impact of scale'.L52" chart:label-cell-address="'Impact of scale'.L45:'Impact of scale'.L4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,y = 200</text:p>
                <draw:g>
                  <svg:desc>'Impact of scale'.I45:'Impact of scale'.I45</svg:desc>
                </draw:g>
              </table:table-cell>
              <table:table-cell office:value-type="string">
                <text:p>x,y = 250</text:p>
                <draw:g>
                  <svg:desc>'Impact of scale'.J45:'Impact of scale'.J45</svg:desc>
                </draw:g>
              </table:table-cell>
              <table:table-cell office:value-type="string">
                <text:p>x,y = 300</text:p>
                <draw:g>
                  <svg:desc>'Impact of scale'.K45:'Impact of scale'.K45</svg:desc>
                </draw:g>
              </table:table-cell>
              <table:table-cell office:value-type="string">
                <text:p>x, y = 350</text:p>
                <draw:g>
                  <svg:desc>'Impact of scale'.L45:'Impact of scale'.L45</svg:desc>
                </draw:g>
              </table:table-cell>
            </table:table-row>
          </table:table-header-rows>
          <table:table-rows>
            <table:table-row>
              <table:table-cell office:value-type="float" office:value="1.3">
                <text:p/>
                <draw:g>
                  <svg:desc>'Impact of scale'.H46:'Impact of scale'.H52</svg:desc>
                </draw:g>
              </table:table-cell>
              <table:table-cell office:value-type="float" office:value="6.334105">
                <text:p>6.334105</text:p>
                <draw:g>
                  <svg:desc>'Impact of scale'.I46:'Impact of scale'.I52</svg:desc>
                </draw:g>
              </table:table-cell>
              <table:table-cell office:value-type="float" office:value="13.239656">
                <text:p>13.239656</text:p>
                <draw:g>
                  <svg:desc>'Impact of scale'.J46:'Impact of scale'.J52</svg:desc>
                </draw:g>
              </table:table-cell>
              <table:table-cell office:value-type="float" office:value="26.011887">
                <text:p>26.011887</text:p>
                <draw:g>
                  <svg:desc>'Impact of scale'.K46:'Impact of scale'.K52</svg:desc>
                </draw:g>
              </table:table-cell>
              <table:table-cell office:value-type="float" office:value="44.38785">
                <text:p>44.38785</text:p>
                <draw:g>
                  <svg:desc>'Impact of scale'.L46:'Impact of scale'.L52</svg:desc>
                </draw:g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6.117593">
                <text:p>6.117593</text:p>
              </table:table-cell>
              <table:table-cell office:value-type="float" office:value="11.027735">
                <text:p>11.027735</text:p>
              </table:table-cell>
              <table:table-cell office:value-type="float" office:value="22.705325">
                <text:p>22.705325</text:p>
              </table:table-cell>
              <table:table-cell office:value-type="float" office:value="36.770371">
                <text:p>36.77037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6.564501">
                <text:p>6.564501</text:p>
              </table:table-cell>
              <table:table-cell office:value-type="float" office:value="14.793349">
                <text:p>14.793349</text:p>
              </table:table-cell>
              <table:table-cell office:value-type="float" office:value="22.661903">
                <text:p>22.661903</text:p>
              </table:table-cell>
              <table:table-cell office:value-type="float" office:value="45.104612">
                <text:p>45.10461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6.105897">
                <text:p>6.105897</text:p>
              </table:table-cell>
              <table:table-cell office:value-type="float" office:value="19.202872">
                <text:p>19.202872</text:p>
              </table:table-cell>
              <table:table-cell office:value-type="float" office:value="20.456928">
                <text:p>20.456928</text:p>
              </table:table-cell>
              <table:table-cell office:value-type="float" office:value="45.018043">
                <text:p>45.018043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7.051849">
                <text:p>7.051849</text:p>
              </table:table-cell>
              <table:table-cell office:value-type="float" office:value="15.079775">
                <text:p>15.079775</text:p>
              </table:table-cell>
              <table:table-cell office:value-type="float" office:value="30.593083">
                <text:p>30.593083</text:p>
              </table:table-cell>
              <table:table-cell office:value-type="float" office:value="43.345723">
                <text:p>43.345723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0.741274">
                <text:p>10.741274</text:p>
              </table:table-cell>
              <table:table-cell office:value-type="float" office:value="22.952467">
                <text:p>22.952467</text:p>
              </table:table-cell>
              <table:table-cell office:value-type="float" office:value="38.594284">
                <text:p>38.594284</text:p>
              </table:table-cell>
              <table:table-cell office:value-type="float" office:value="60.328514">
                <text:p>60.328514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7.610912">
                <text:p>7.610912</text:p>
              </table:table-cell>
              <table:table-cell office:value-type="float" office:value="31.723482">
                <text:p>31.723482</text:p>
              </table:table-cell>
              <table:table-cell office:value-type="float" office:value="53.568019">
                <text:p>53.568019</text:p>
              </table:table-cell>
              <table:table-cell office:value-type="float" office:value="103.629063">
                <text:p>103.6290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